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officeooo:paragraph-rsid="0000be16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officeooo:paragraph-rsid="0000be16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officeooo:rsid="001b53ee" officeooo:paragraph-rsid="0000be16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bold" officeooo:rsid="0020dfa7" officeooo:paragraph-rsid="0000be16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officeooo:rsid="0001ff7b" officeooo:paragraph-rsid="0009660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normal" officeooo:rsid="00934910" officeooo:paragraph-rsid="0094e5b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officeooo:rsid="00a85591" officeooo:paragraph-rsid="00aa226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0.9846in" fo:margin-right="0in" fo:text-align="start" style:justify-single-word="false" fo:text-indent="-0.25in" style:auto-text-indent="false"/>
      <style:text-properties style:font-name="Arial" fo:font-size="12pt" fo:font-weight="normal" officeooo:rsid="0020dfa7" officeooo:paragraph-rsid="0009660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left="0.9846in" fo:margin-right="0in" fo:text-align="start" style:justify-single-word="false" fo:text-indent="-0.25in" style:auto-text-indent="false"/>
      <style:text-properties style:font-name="Arial" fo:font-size="12pt" fo:font-weight="normal" officeooo:rsid="0001ff7b" officeooo:paragraph-rsid="0001ff7b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0.9846in" fo:margin-right="0in" fo:text-align="start" style:justify-single-word="false" fo:text-indent="-0.25in" style:auto-text-indent="false"/>
      <style:text-properties style:font-name="Arial" fo:font-size="12pt" fo:font-weight="normal" officeooo:rsid="00066591" officeooo:paragraph-rsid="0006659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left="0.9846in" fo:margin-right="0in" fo:text-align="start" style:justify-single-word="false" fo:text-indent="-0.25in" style:auto-text-indent="false"/>
      <style:text-properties style:font-name="Arial" fo:font-size="12pt" fo:font-weight="normal" officeooo:rsid="00236a67" officeooo:paragraph-rsid="00236a6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left="0.9846in" fo:margin-right="0in" fo:text-align="start" style:justify-single-word="false" fo:text-indent="-0.25in" style:auto-text-indent="false"/>
      <style:text-properties style:font-name="Arial" fo:font-size="12pt" fo:font-weight="normal" officeooo:rsid="0050f337" officeooo:paragraph-rsid="0050f33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Arial" fo:font-size="12pt" fo:font-weight="normal" officeooo:rsid="0020dfa7" officeooo:paragraph-rsid="0009660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Arial" fo:font-size="12pt" fo:font-weight="normal" officeooo:rsid="000389a3" officeooo:paragraph-rsid="00edb660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79247d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979176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aba8cd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Arial" fo:font-size="12pt" fo:font-weight="normal" officeooo:rsid="006779b9" officeooo:paragraph-rsid="006779b9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Arial" fo:font-size="12pt" fo:font-weight="normal" officeooo:rsid="006be07b" officeooo:paragraph-rsid="006be07b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Arial" fo:font-size="12pt" fo:font-weight="normal" officeooo:rsid="00768f88" officeooo:paragraph-rsid="00776e72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Arial" fo:font-size="12pt" fo:font-weight="normal" officeooo:rsid="00c2e6e2" officeooo:paragraph-rsid="00c2e6e2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Arial" fo:font-size="12pt" fo:font-weight="normal" officeooo:rsid="00c1d06d" officeooo:paragraph-rsid="00c2d54d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Arial" fo:font-size="12pt" fo:font-weight="normal" officeooo:rsid="00e52e87" officeooo:paragraph-rsid="00e52e87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Arial" fo:font-size="12pt" fo:font-weight="normal" officeooo:rsid="00e415fb" officeooo:paragraph-rsid="00e415fb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20dfa7" officeooo:paragraph-rsid="000e4bb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0389a3" officeooo:paragraph-rsid="0057f648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0389a3" officeooo:paragraph-rsid="0058d5e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0389a3" officeooo:paragraph-rsid="006cf50f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0389a3" officeooo:paragraph-rsid="006db066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0389a3" officeooo:paragraph-rsid="006e510b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0389a3" officeooo:paragraph-rsid="006ff0a5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0389a3" officeooo:paragraph-rsid="0070e849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0389a3" officeooo:paragraph-rsid="0072125f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0389a3" officeooo:paragraph-rsid="0073935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0389a3" officeooo:paragraph-rsid="00ef949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0389a3" officeooo:paragraph-rsid="00f474d4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0389a3" officeooo:paragraph-rsid="00f7477f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79247d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7da1c5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809e34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82ff0e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85fb52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863ea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89c965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8ad864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8e62a7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8f1898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90531b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9a7c25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9b6347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9ca93d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9dbc11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9ffd60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a05270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a4e4d7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abc403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af67c8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b0d5d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b341aa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b51df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b77f2e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b9334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bc884f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befbdb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c44062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d61334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d7ae69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dca523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debba3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e0339f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65f104" officeooo:paragraph-rsid="0065f104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6779b9" officeooo:paragraph-rsid="006779b9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6be07b" officeooo:paragraph-rsid="006be07b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6c935f" officeooo:paragraph-rsid="006c935f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79247d" officeooo:paragraph-rsid="0079247d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7b17a4" officeooo:paragraph-rsid="007b17a4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7d01c5" officeooo:paragraph-rsid="007d01c5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9903a5" officeooo:paragraph-rsid="009903a5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abc403" officeooo:paragraph-rsid="00abc403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e52e87" officeooo:paragraph-rsid="00e52e87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ef0e97" officeooo:paragraph-rsid="00ef0e97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ef88c2" officeooo:paragraph-rsid="00ef88c2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weight="normal" officeooo:rsid="0020dfa7" officeooo:paragraph-rsid="002381da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weight="normal" officeooo:rsid="0020dfa7" officeooo:paragraph-rsid="002c0821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weight="normal" officeooo:rsid="0020dfa7" officeooo:paragraph-rsid="0033f96d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weight="normal" officeooo:rsid="0020dfa7" officeooo:paragraph-rsid="00344e80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weight="normal" officeooo:rsid="0020dfa7" officeooo:paragraph-rsid="00357d77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weight="normal" officeooo:rsid="0020dfa7" officeooo:paragraph-rsid="00360e69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weight="normal" officeooo:rsid="0020dfa7" officeooo:paragraph-rsid="00372bb6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weight="normal" officeooo:rsid="0020dfa7" officeooo:paragraph-rsid="00402e14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weight="normal" officeooo:rsid="0020dfa7" officeooo:paragraph-rsid="004426cf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weight="normal" officeooo:rsid="0020dfa7" officeooo:paragraph-rsid="00162d50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weight="normal" officeooo:rsid="0020dfa7" officeooo:paragraph-rsid="001833fb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weight="normal" officeooo:rsid="0020dfa7" officeooo:paragraph-rsid="00192958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weight="normal" officeooo:rsid="0020dfa7" officeooo:paragraph-rsid="001d14ee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weight="normal" officeooo:rsid="0020dfa7" officeooo:paragraph-rsid="001ff988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weight="normal" officeooo:rsid="0020dfa7" officeooo:paragraph-rsid="0020abb2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weight="normal" officeooo:rsid="0011963b" officeooo:paragraph-rsid="0011963b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weight="normal" officeooo:rsid="00236a67" officeooo:paragraph-rsid="00236a67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weight="normal" officeooo:rsid="001833fb" officeooo:paragraph-rsid="001833fb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weight="normal" officeooo:rsid="001b2414" officeooo:paragraph-rsid="001b2414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weight="normal" officeooo:rsid="001d14ee" officeooo:paragraph-rsid="001d14ee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weight="normal" officeooo:rsid="001e3502" officeooo:paragraph-rsid="001e3502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weight="normal" officeooo:rsid="001f0332" officeooo:paragraph-rsid="001f0332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weight="normal" officeooo:rsid="001f99dd" officeooo:paragraph-rsid="001f99dd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weight="normal" officeooo:rsid="001ff988" officeooo:paragraph-rsid="001ff988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weight="normal" officeooo:rsid="00031af2" officeooo:paragraph-rsid="0050f337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weight="normal" officeooo:rsid="0050f337" officeooo:paragraph-rsid="0050f337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weight="normal" officeooo:rsid="00532e85" officeooo:paragraph-rsid="00532e85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style="italic" fo:font-weight="bold" officeooo:rsid="0055b22e" officeooo:paragraph-rsid="00532e85" style:font-size-asian="10.5pt" style:font-style-asian="italic" style:font-weight-asian="bold" style:font-size-complex="12pt" style:font-style-complex="italic" style:font-weight-complex="bold"/>
    </style:style>
    <style:style style:name="P111" style:family="paragraph" style:parent-style-name="Standard">
      <style:paragraph-properties fo:margin-left="1.9693in" fo:margin-right="0in" fo:text-align="start" style:justify-single-word="false" fo:text-indent="-0.25in" style:auto-text-indent="false"/>
      <style:text-properties style:font-name="Arial" fo:font-size="12pt" fo:font-weight="normal" officeooo:rsid="0020dfa7" officeooo:paragraph-rsid="0024d1af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margin-left="1.9693in" fo:margin-right="0in" fo:text-align="start" style:justify-single-word="false" fo:text-indent="-0.25in" style:auto-text-indent="false"/>
      <style:text-properties style:font-name="Arial" fo:font-size="12pt" fo:font-weight="normal" officeooo:rsid="0020dfa7" officeooo:paragraph-rsid="0026704a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margin-left="1.9693in" fo:margin-right="0in" fo:text-align="start" style:justify-single-word="false" fo:text-indent="-0.25in" style:auto-text-indent="false"/>
      <style:text-properties style:font-name="Arial" fo:font-size="12pt" fo:font-weight="normal" officeooo:rsid="0020dfa7" officeooo:paragraph-rsid="00295d0d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margin-left="1.9693in" fo:margin-right="0in" fo:text-align="start" style:justify-single-word="false" fo:text-indent="-0.25in" style:auto-text-indent="false"/>
      <style:text-properties style:font-name="Arial" fo:font-size="12pt" fo:font-weight="normal" officeooo:rsid="0020dfa7" officeooo:paragraph-rsid="002cefec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margin-left="1.9693in" fo:margin-right="0in" fo:text-align="start" style:justify-single-word="false" fo:text-indent="-0.25in" style:auto-text-indent="false"/>
      <style:text-properties style:font-name="Arial" fo:font-size="12pt" fo:font-weight="normal" officeooo:rsid="0020dfa7" officeooo:paragraph-rsid="002fc977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margin-left="1.9693in" fo:margin-right="0in" fo:text-align="start" style:justify-single-word="false" fo:text-indent="-0.25in" style:auto-text-indent="false"/>
      <style:text-properties style:font-name="Arial" fo:font-size="12pt" fo:font-weight="normal" officeooo:rsid="0020dfa7" officeooo:paragraph-rsid="00344e80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margin-left="1.9693in" fo:margin-right="0in" fo:text-align="start" style:justify-single-word="false" fo:text-indent="-0.25in" style:auto-text-indent="false"/>
      <style:text-properties style:font-name="Arial" fo:font-size="12pt" fo:font-weight="normal" officeooo:rsid="0020dfa7" officeooo:paragraph-rsid="00360e69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margin-left="1.9693in" fo:margin-right="0in" fo:text-align="start" style:justify-single-word="false" fo:text-indent="-0.25in" style:auto-text-indent="false"/>
      <style:text-properties style:font-name="Arial" fo:font-size="12pt" fo:font-weight="normal" officeooo:rsid="0020dfa7" officeooo:paragraph-rsid="00372bb6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margin-left="1.9693in" fo:margin-right="0in" fo:text-align="start" style:justify-single-word="false" fo:text-indent="-0.25in" style:auto-text-indent="false"/>
      <style:text-properties style:font-name="Arial" fo:font-size="12pt" fo:font-weight="normal" officeooo:rsid="0020dfa7" officeooo:paragraph-rsid="00402e14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margin-left="1.9693in" fo:margin-right="0in" fo:text-align="start" style:justify-single-word="false" fo:text-indent="-0.25in" style:auto-text-indent="false"/>
      <style:text-properties style:font-name="Arial" fo:font-size="12pt" fo:font-weight="normal" officeooo:rsid="0020dfa7" officeooo:paragraph-rsid="004426cf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margin-left="1.9693in" fo:margin-right="0in" fo:text-align="start" style:justify-single-word="false" fo:text-indent="-0.25in" style:auto-text-indent="false"/>
      <style:text-properties style:font-name="Arial" fo:font-size="12pt" fo:font-weight="normal" officeooo:rsid="0011963b" officeooo:paragraph-rsid="0011963b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margin-left="1.9693in" fo:margin-right="0in" fo:text-align="start" style:justify-single-word="false" fo:text-indent="-0.25in" style:auto-text-indent="false"/>
      <style:text-properties style:font-name="Arial" fo:font-size="12pt" fo:font-weight="normal" officeooo:rsid="00236a67" officeooo:paragraph-rsid="00236a67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margin-left="1.9693in" fo:margin-right="0in" fo:text-align="start" style:justify-single-word="false" fo:text-indent="-0.25in" style:auto-text-indent="false"/>
      <style:text-properties style:font-name="Arial" fo:font-size="12pt" fo:font-weight="normal" officeooo:rsid="002381da" officeooo:paragraph-rsid="002381da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margin-left="1.9693in" fo:margin-right="0in" fo:text-align="start" style:justify-single-word="false" fo:text-indent="-0.25in" style:auto-text-indent="false"/>
      <style:text-properties style:font-name="Arial" fo:font-size="12pt" fo:font-weight="normal" officeooo:rsid="00216193" officeooo:paragraph-rsid="00216193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margin-left="1.9693in" fo:margin-right="0in" fo:text-align="start" style:justify-single-word="false" fo:text-indent="-0.25in" style:auto-text-indent="false"/>
      <style:text-properties style:font-name="Arial" fo:font-size="12pt" fo:font-weight="normal" officeooo:rsid="00131613" officeooo:paragraph-rsid="00131613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margin-left="1.9693in" fo:margin-right="0in" fo:text-align="start" style:justify-single-word="false" fo:text-indent="-0.25in" style:auto-text-indent="false"/>
      <style:text-properties style:font-name="Arial" fo:font-size="12pt" fo:font-weight="normal" officeooo:rsid="002c0821" officeooo:paragraph-rsid="002c0821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margin-left="2.4618in" fo:margin-right="0in" fo:text-align="start" style:justify-single-word="false" fo:text-indent="-0.25in" style:auto-text-indent="false"/>
      <style:text-properties style:font-name="Arial" fo:font-size="12pt" fo:font-weight="normal" officeooo:rsid="0020dfa7" officeooo:paragraph-rsid="002fc977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margin-left="2.4618in" fo:margin-right="0in" fo:text-align="start" style:justify-single-word="false" fo:text-indent="-0.25in" style:auto-text-indent="false"/>
      <style:text-properties style:font-name="Arial" fo:font-size="12pt" fo:font-weight="normal" officeooo:rsid="0020dfa7" officeooo:paragraph-rsid="00344e80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margin-left="2.4618in" fo:margin-right="0in" fo:text-align="start" style:justify-single-word="false" fo:text-indent="-0.25in" style:auto-text-indent="false"/>
      <style:text-properties style:font-name="Arial" fo:font-size="12pt" fo:font-weight="normal" officeooo:rsid="0020dfa7" officeooo:paragraph-rsid="00360e69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margin-left="2.4618in" fo:margin-right="0in" fo:text-align="start" style:justify-single-word="false" fo:text-indent="-0.25in" style:auto-text-indent="false"/>
      <style:text-properties style:font-name="Arial" fo:font-size="12pt" fo:font-weight="normal" officeooo:rsid="0020dfa7" officeooo:paragraph-rsid="00372bb6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margin-left="2.4618in" fo:margin-right="0in" fo:text-align="start" style:justify-single-word="false" fo:text-indent="-0.25in" style:auto-text-indent="false"/>
      <style:text-properties style:font-name="Arial" fo:font-size="12pt" fo:font-weight="normal" officeooo:rsid="0020dfa7" officeooo:paragraph-rsid="00402e14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margin-left="2.4618in" fo:margin-right="0in" fo:text-align="start" style:justify-single-word="false" fo:text-indent="-0.25in" style:auto-text-indent="false"/>
      <style:text-properties style:font-name="Arial" fo:font-size="12pt" fo:font-weight="normal" officeooo:rsid="0020dfa7" officeooo:paragraph-rsid="004426cf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margin-left="2.4618in" fo:margin-right="0in" fo:text-align="start" style:justify-single-word="false" fo:text-indent="-0.25in" style:auto-text-indent="false"/>
      <style:text-properties style:font-name="Arial" fo:font-size="12pt" fo:font-weight="normal" officeooo:rsid="002a7a87" officeooo:paragraph-rsid="002a7a87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margin-left="2.4618in" fo:margin-right="0in" fo:text-align="start" style:justify-single-word="false" fo:text-indent="-0.25in" style:auto-text-indent="false"/>
      <style:text-properties style:font-name="Arial" fo:font-size="12pt" fo:font-weight="normal" officeooo:rsid="002c0821" officeooo:paragraph-rsid="002cefec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margin-left="2.4618in" fo:margin-right="0in" fo:text-align="start" style:justify-single-word="false" fo:text-indent="-0.25in" style:auto-text-indent="false"/>
      <style:text-properties style:font-name="Arial" fo:font-size="12pt" fo:font-weight="normal" officeooo:rsid="0046211f" officeooo:paragraph-rsid="004426cf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margin-left="0in" fo:margin-right="0in" fo:text-align="start" style:justify-single-word="false" fo:text-indent="0.0098in" style:auto-text-indent="false"/>
      <style:text-properties style:font-name="Arial" fo:font-size="12pt" fo:font-weight="normal" officeooo:rsid="00066591" officeooo:paragraph-rsid="00066591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margin-left="0.739in" fo:margin-right="0in" fo:text-align="start" style:justify-single-word="false" fo:text-indent="0in" style:auto-text-indent="false"/>
      <style:text-properties style:font-name="Arial" fo:font-size="12pt" fo:font-weight="normal" officeooo:rsid="000389a3" officeooo:paragraph-rsid="005605d1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margin-left="0.739in" fo:margin-right="0in" fo:text-align="start" style:justify-single-word="false" fo:text-indent="0in" style:auto-text-indent="false"/>
      <style:text-properties style:font-name="Arial" fo:font-size="12pt" fo:font-weight="normal" officeooo:rsid="0055b22e" officeooo:paragraph-rsid="0055b22e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0389a3" officeooo:paragraph-rsid="00574c23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0389a3" officeooo:paragraph-rsid="0057f648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0389a3" officeooo:paragraph-rsid="005b59e9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0389a3" officeooo:paragraph-rsid="006cf50f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0389a3" officeooo:paragraph-rsid="006db066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0389a3" officeooo:paragraph-rsid="006e510b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0389a3" officeooo:paragraph-rsid="006ff0a5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0389a3" officeooo:paragraph-rsid="0070e849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0389a3" officeooo:paragraph-rsid="0072125f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0389a3" officeooo:paragraph-rsid="00ef9495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0389a3" officeooo:paragraph-rsid="00f474d4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809e34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82ff0e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85fb52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863eab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89c965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8ad864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8e62a7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8f1898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90531b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9a7c25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9af44f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9b6347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9ca93d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9dbc11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9ffd60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a05270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a4e4d7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af67c8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b0d5de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b341aa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b51dfb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b77f2e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b9334d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bc884f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befbdb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c45937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c6cb81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ca659b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cc40bd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ce3979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d19091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d504d2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dca523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debba3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e0339f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e52e87" style:font-size-asian="10.5pt" style:font-weight-asian="normal" style:font-size-complex="12pt" style:font-weight-complex="normal"/>
    </style:style>
    <style:style style:name="P186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6779b9" officeooo:paragraph-rsid="006779b9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6be07b" officeooo:paragraph-rsid="006be07b" style:font-size-asian="10.5pt" style:font-weight-asian="normal" style:font-size-complex="12pt" style:font-weight-complex="normal"/>
    </style:style>
    <style:style style:name="P188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6c935f" officeooo:paragraph-rsid="006c935f" style:font-size-asian="10.5pt" style:font-weight-asian="normal" style:font-size-complex="12pt" style:font-weight-complex="normal"/>
    </style:style>
    <style:style style:name="P189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79247d" officeooo:paragraph-rsid="0079247d" style:font-size-asian="10.5pt" style:font-weight-asian="normal" style:font-size-complex="12pt" style:font-weight-complex="normal"/>
    </style:style>
    <style:style style:name="P190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7f522f" officeooo:paragraph-rsid="007f522f" style:font-size-asian="10.5pt" style:font-weight-asian="normal" style:font-size-complex="12pt" style:font-weight-complex="normal"/>
    </style:style>
    <style:style style:name="P191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9903a5" officeooo:paragraph-rsid="009903a5" style:font-size-asian="10.5pt" style:font-weight-asian="normal" style:font-size-complex="12pt" style:font-weight-complex="normal"/>
    </style:style>
    <style:style style:name="P192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9903a5" officeooo:paragraph-rsid="009a7c25" style:font-size-asian="10.5pt" style:font-weight-asian="normal" style:font-size-complex="12pt" style:font-weight-complex="normal"/>
    </style:style>
    <style:style style:name="P193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abc403" officeooo:paragraph-rsid="00abc403" style:font-size-asian="10.5pt" style:font-weight-asian="normal" style:font-size-complex="12pt" style:font-weight-complex="normal"/>
    </style:style>
    <style:style style:name="P194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abc403" officeooo:paragraph-rsid="00ae6d9d" style:font-size-asian="10.5pt" style:font-weight-asian="normal" style:font-size-complex="12pt" style:font-weight-complex="normal"/>
    </style:style>
    <style:style style:name="P195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c44062" officeooo:paragraph-rsid="00c44062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c44062" officeooo:paragraph-rsid="00c45937" style:font-size-asian="10.5pt" style:font-weight-asian="normal" style:font-size-complex="12pt" style:font-weight-complex="normal"/>
    </style:style>
    <style:style style:name="P197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ef0e97" officeooo:paragraph-rsid="00ef0e97" style:font-size-asian="10.5pt" style:font-weight-asian="normal" style:font-size-complex="12pt" style:font-weight-complex="normal"/>
    </style:style>
    <style:style style:name="P198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ef88c2" officeooo:paragraph-rsid="00ef88c2" style:font-size-asian="10.5pt" style:font-weight-asian="normal" style:font-size-complex="12pt" style:font-weight-complex="normal"/>
    </style:style>
    <style:style style:name="P199" style:family="paragraph" style:parent-style-name="Standard">
      <style:paragraph-properties fo:margin-left="1.9693in" fo:margin-right="0in" fo:text-align="start" style:justify-single-word="false" fo:text-indent="0in" style:auto-text-indent="false"/>
      <style:text-properties style:font-name="Arial" fo:font-size="12pt" fo:font-weight="normal" officeooo:rsid="000389a3" officeooo:paragraph-rsid="00f474d4" style:font-size-asian="10.5pt" style:font-weight-asian="normal" style:font-size-complex="12pt" style:font-weight-complex="normal"/>
    </style:style>
    <style:style style:name="P200" style:family="paragraph" style:parent-style-name="Standard">
      <style:paragraph-properties fo:margin-left="1.9693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82ff0e" style:font-size-asian="10.5pt" style:font-weight-asian="normal" style:font-size-complex="12pt" style:font-weight-complex="normal"/>
    </style:style>
    <style:style style:name="P201" style:family="paragraph" style:parent-style-name="Standard">
      <style:paragraph-properties fo:margin-left="1.9693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85fb52" style:font-size-asian="10.5pt" style:font-weight-asian="normal" style:font-size-complex="12pt" style:font-weight-complex="normal"/>
    </style:style>
    <style:style style:name="P202" style:family="paragraph" style:parent-style-name="Standard">
      <style:paragraph-properties fo:margin-left="1.9693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863eab" style:font-size-asian="10.5pt" style:font-weight-asian="normal" style:font-size-complex="12pt" style:font-weight-complex="normal"/>
    </style:style>
    <style:style style:name="P203" style:family="paragraph" style:parent-style-name="Standard">
      <style:paragraph-properties fo:margin-left="1.9693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89c965" style:font-size-asian="10.5pt" style:font-weight-asian="normal" style:font-size-complex="12pt" style:font-weight-complex="normal"/>
    </style:style>
    <style:style style:name="P204" style:family="paragraph" style:parent-style-name="Standard">
      <style:paragraph-properties fo:margin-left="1.9693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8ad864" style:font-size-asian="10.5pt" style:font-weight-asian="normal" style:font-size-complex="12pt" style:font-weight-complex="normal"/>
    </style:style>
    <style:style style:name="P205" style:family="paragraph" style:parent-style-name="Standard">
      <style:paragraph-properties fo:margin-left="1.9693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8e62a7" style:font-size-asian="10.5pt" style:font-weight-asian="normal" style:font-size-complex="12pt" style:font-weight-complex="normal"/>
    </style:style>
    <style:style style:name="P206" style:family="paragraph" style:parent-style-name="Standard">
      <style:paragraph-properties fo:margin-left="1.9693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8f1898" style:font-size-asian="10.5pt" style:font-weight-asian="normal" style:font-size-complex="12pt" style:font-weight-complex="normal"/>
    </style:style>
    <style:style style:name="P207" style:family="paragraph" style:parent-style-name="Standard">
      <style:paragraph-properties fo:margin-left="1.9693in" fo:margin-right="0in" fo:text-align="start" style:justify-single-word="false" fo:text-indent="0in" style:auto-text-indent="false"/>
      <style:text-properties style:font-name="Arial" fo:font-size="12pt" fo:font-weight="normal" officeooo:rsid="00031af2" officeooo:paragraph-rsid="0090531b" style:font-size-asian="10.5pt" style:font-weight-asian="normal" style:font-size-complex="12pt" style:font-weight-complex="normal"/>
    </style:style>
    <style:style style:name="P208" style:family="paragraph" style:parent-style-name="Standard">
      <style:paragraph-properties fo:margin-left="1.9693in" fo:margin-right="0in" fo:text-align="start" style:justify-single-word="false" fo:text-indent="0in" style:auto-text-indent="false"/>
      <style:text-properties style:font-name="Arial" fo:font-size="12pt" fo:font-weight="normal" officeooo:rsid="0072125f" officeooo:paragraph-rsid="0072125f" style:font-size-asian="10.5pt" style:font-weight-asian="normal" style:font-size-complex="12pt" style:font-weight-complex="normal"/>
    </style:style>
    <style:style style:name="P209" style:family="paragraph" style:parent-style-name="Standard">
      <style:paragraph-properties fo:margin-left="1.9693in" fo:margin-right="0in" fo:text-align="start" style:justify-single-word="false" fo:text-indent="0in" style:auto-text-indent="false"/>
      <style:text-properties style:font-name="Arial" fo:font-size="12pt" fo:font-weight="normal" officeooo:rsid="007f522f" officeooo:paragraph-rsid="00809e34" style:font-size-asian="10.5pt" style:font-weight-asian="normal" style:font-size-complex="12pt" style:font-weight-complex="normal"/>
    </style:style>
    <style:style style:name="P210" style:family="paragraph" style:parent-style-name="Standard">
      <style:paragraph-properties fo:margin-left="1.9693in" fo:margin-right="0in" fo:text-align="start" style:justify-single-word="false" fo:text-indent="0in" style:auto-text-indent="false"/>
      <style:text-properties style:font-name="Arial" fo:font-size="12pt" fo:font-weight="normal" officeooo:rsid="00e25dc1" officeooo:paragraph-rsid="00e25dc1" style:font-size-asian="10.5pt" style:font-weight-asian="normal" style:font-size-complex="12pt" style:font-weight-complex="normal"/>
    </style:style>
    <style:style style:name="P211" style:family="paragraph" style:parent-style-name="Standard">
      <style:paragraph-properties fo:margin-left="1.9693in" fo:margin-right="0in" fo:text-align="start" style:justify-single-word="false" fo:text-indent="0in" style:auto-text-indent="false"/>
      <style:text-properties style:font-name="Arial" fo:font-size="12pt" fo:font-weight="normal" officeooo:rsid="00e694d9" officeooo:paragraph-rsid="00e694d9" style:font-size-asian="10.5pt" style:font-weight-asian="normal" style:font-size-complex="12pt" style:font-weight-complex="normal"/>
    </style:style>
    <style:style style:name="P212" style:family="paragraph" style:parent-style-name="Standard">
      <style:paragraph-properties fo:margin-left="1.9693in" fo:margin-right="0in" fo:text-align="start" style:justify-single-word="false" fo:text-indent="0in" style:auto-text-indent="false"/>
      <style:text-properties style:font-name="Arial" fo:font-size="12pt" fo:font-weight="normal" officeooo:rsid="00ef0e97" officeooo:paragraph-rsid="00ef0e97" style:font-size-asian="10.5pt" style:font-weight-asian="normal" style:font-size-complex="12pt" style:font-weight-complex="normal"/>
    </style:style>
    <style:style style:name="P213" style:family="paragraph" style:parent-style-name="Standard">
      <style:paragraph-properties fo:margin-left="1.9693in" fo:margin-right="0in" fo:text-align="start" style:justify-single-word="false" fo:text-indent="0in" style:auto-text-indent="false"/>
      <style:text-properties style:font-name="Arial" fo:font-size="12pt" fo:font-weight="normal" officeooo:rsid="00ef88c2" officeooo:paragraph-rsid="00ef88c2" style:font-size-asian="10.5pt" style:font-weight-asian="normal" style:font-size-complex="12pt" style:font-weight-complex="normal"/>
    </style:style>
    <style:style style:name="P214" style:family="paragraph" style:parent-style-name="Standard">
      <style:paragraph-properties fo:margin-left="2.9543in" fo:margin-right="0in" fo:text-align="start" style:justify-single-word="false" fo:text-indent="-0.25in" style:auto-text-indent="false"/>
      <style:text-properties style:font-name="Arial" fo:font-size="12pt" fo:font-weight="normal" officeooo:rsid="002ad3c4" officeooo:paragraph-rsid="002ad3c4" style:font-size-asian="10.5pt" style:font-weight-asian="normal" style:font-size-complex="12pt" style:font-weight-complex="normal"/>
    </style:style>
    <style:style style:name="P215" style:family="paragraph" style:parent-style-name="Standard">
      <style:paragraph-properties fo:margin-left="3.4465in" fo:margin-right="0in" fo:text-align="start" style:justify-single-word="false" fo:text-indent="-0.25in" style:auto-text-indent="false"/>
      <style:text-properties style:font-name="Arial" fo:font-size="12pt" fo:font-weight="normal" officeooo:rsid="002ad3c4" officeooo:paragraph-rsid="002ad3c4" style:font-size-asian="10.5pt" style:font-weight-asian="normal" style:font-size-complex="12pt" style:font-weight-complex="normal"/>
    </style:style>
    <style:style style:name="P216" style:family="paragraph" style:parent-style-name="Standard">
      <style:paragraph-properties fo:margin-left="2.4618in" fo:margin-right="0in" fo:text-align="start" style:justify-single-word="false" fo:text-indent="0in" style:auto-text-indent="false"/>
      <style:text-properties style:font-name="Arial" fo:font-size="12pt" fo:font-weight="normal" officeooo:rsid="00ef0e97" officeooo:paragraph-rsid="00ef0e97" style:font-size-asian="10.5pt" style:font-weight-asian="normal" style:font-size-complex="12pt" style:font-weight-complex="normal"/>
    </style:style>
    <style:style style:name="P217" style:family="paragraph" style:parent-style-name="Standard">
      <style:paragraph-properties fo:margin-left="2.4618in" fo:margin-right="0in" fo:text-align="start" style:justify-single-word="false" fo:text-indent="0in" style:auto-text-indent="false"/>
      <style:text-properties style:font-name="Arial" fo:font-size="12pt" fo:font-weight="normal" officeooo:rsid="00ef88c2" officeooo:paragraph-rsid="00ef88c2" style:font-size-asian="10.5pt" style:font-weight-asian="normal" style:font-size-complex="12pt" style:font-weight-complex="normal"/>
    </style:style>
    <style:style style:name="P218" style:family="paragraph" style:parent-style-name="Standard">
      <style:paragraph-properties fo:margin-left="2.4618in" fo:margin-right="0in" fo:text-align="start" style:justify-single-word="false" fo:text-indent="0in" style:auto-text-indent="false"/>
      <style:text-properties style:font-name="Arial" fo:font-size="12pt" fo:font-weight="normal" officeooo:rsid="00ef88c2" officeooo:paragraph-rsid="00ef9495" style:font-size-asian="10.5pt" style:font-weight-asian="normal" style:font-size-complex="12pt" style:font-weight-complex="normal"/>
    </style:style>
    <style:style style:name="P219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1ff7b" officeooo:paragraph-rsid="0001ff7b" style:font-size-asian="10.5pt" style:font-weight-asian="normal" style:font-size-complex="12pt" style:font-weight-complex="normal"/>
    </style:style>
    <style:style style:name="P220" style:family="paragraph" style:parent-style-name="Standard">
      <style:paragraph-properties fo:text-align="start" style:justify-single-word="false"/>
      <style:text-properties style:font-name="Arial" fo:font-size="12pt" fo:font-weight="normal" officeooo:rsid="0001ff7b" officeooo:paragraph-rsid="0009660f" style:font-size-asian="10.5pt" style:font-weight-asian="normal" style:font-size-complex="12pt" style:font-weight-complex="normal"/>
    </style:style>
    <style:style style:name="P221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401ec5" officeooo:paragraph-rsid="00401ec5" style:font-size-asian="10.5pt" style:font-weight-asian="normal" style:font-size-complex="12pt" style:font-weight-complex="normal"/>
    </style:style>
    <style:style style:name="P222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31af2" officeooo:paragraph-rsid="004d9f56" style:font-size-asian="10.5pt" style:font-weight-asian="normal" style:font-size-complex="12pt" style:font-weight-complex="normal"/>
    </style:style>
    <style:style style:name="P223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31af2" officeooo:paragraph-rsid="0067eeb3" style:font-size-asian="10.5pt" style:font-weight-asian="normal" style:font-size-complex="12pt" style:font-weight-complex="normal"/>
    </style:style>
    <style:style style:name="P22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768f88" officeooo:paragraph-rsid="00768f88" style:font-size-asian="10.5pt" style:font-weight-asian="normal" style:font-size-complex="12pt" style:font-weight-complex="normal"/>
    </style:style>
    <style:style style:name="P22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934910" officeooo:paragraph-rsid="00934910" style:font-size-asian="10.5pt" style:font-weight-asian="normal" style:font-size-complex="12pt" style:font-weight-complex="normal"/>
    </style:style>
    <style:style style:name="P22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a85591" officeooo:paragraph-rsid="00a85591" style:font-size-asian="10.5pt" style:font-weight-asian="normal" style:font-size-complex="12pt" style:font-weight-complex="normal"/>
    </style:style>
    <style:style style:name="P22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c1d06d" officeooo:paragraph-rsid="00c1d06d" style:font-size-asian="10.5pt" style:font-weight-asian="normal" style:font-size-complex="12pt" style:font-weight-complex="normal"/>
    </style:style>
    <style:style style:name="P228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e415fb" officeooo:paragraph-rsid="00e415fb" style:font-size-asian="10.5pt" style:font-weight-asian="normal" style:font-size-complex="12pt" style:font-weight-complex="normal"/>
    </style:style>
    <style:style style:name="P229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eb1af7" officeooo:paragraph-rsid="00eb1af7" style:font-size-asian="10.5pt" style:font-weight-asian="normal" style:font-size-complex="12pt" style:font-weight-complex="normal"/>
    </style:style>
    <style:style style:name="P230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51e77" officeooo:paragraph-rsid="00051e77" style:font-size-asian="10.5pt" style:font-weight-asian="normal" style:font-size-complex="12pt" style:font-weight-complex="normal"/>
    </style:style>
    <style:style style:name="P231" style:family="paragraph" style:parent-style-name="Standard" style:list-style-name="L1">
      <style:paragraph-properties fo:text-align="start" style:justify-single-word="false"/>
      <style:text-properties style:font-name="Arial" fo:font-size="12pt" fo:font-style="italic" fo:font-weight="bold" officeooo:rsid="0001ff7b" officeooo:paragraph-rsid="0009660f" style:font-size-asian="10.5pt" style:font-style-asian="italic" style:font-weight-asian="bold" style:font-size-complex="12pt" style:font-style-complex="italic" style:font-weight-complex="bold"/>
    </style:style>
    <style:style style:name="P232" style:family="paragraph" style:parent-style-name="Standard" style:list-style-name="L1">
      <style:paragraph-properties fo:text-align="start" style:justify-single-word="false"/>
      <style:text-properties style:font-name="Arial" fo:font-size="12pt" fo:font-style="italic" fo:font-weight="bold" officeooo:rsid="003fa747" officeooo:paragraph-rsid="003fa747" style:font-size-asian="10.5pt" style:font-style-asian="italic" style:font-weight-asian="bold" style:font-size-complex="12pt" style:font-style-complex="italic" style:font-weight-complex="bold"/>
    </style:style>
    <style:style style:name="P233" style:family="paragraph" style:parent-style-name="Standard" style:list-style-name="L1">
      <style:paragraph-properties fo:text-align="start" style:justify-single-word="false"/>
      <style:text-properties style:font-name="Arial" fo:font-size="12pt" fo:font-style="italic" fo:font-weight="bold" officeooo:rsid="00031af2" officeooo:paragraph-rsid="005d5f52" style:font-size-asian="10.5pt" style:font-style-asian="italic" style:font-weight-asian="bold" style:font-size-complex="12pt" style:font-style-complex="italic" style:font-weight-complex="bold"/>
    </style:style>
    <style:style style:name="P234" style:family="paragraph" style:parent-style-name="Standard" style:list-style-name="L1">
      <style:paragraph-properties fo:text-align="start" style:justify-single-word="false"/>
      <style:text-properties style:font-name="Arial" fo:font-size="12pt" fo:font-style="italic" fo:font-weight="bold" officeooo:rsid="006a2f7c" officeooo:paragraph-rsid="006a2f7c" style:font-size-asian="10.5pt" style:font-style-asian="italic" style:font-weight-asian="bold" style:font-size-complex="12pt" style:font-style-complex="italic" style:font-weight-complex="bold"/>
    </style:style>
    <style:style style:name="P235" style:family="paragraph" style:parent-style-name="Standard" style:list-style-name="L1">
      <style:paragraph-properties fo:text-align="start" style:justify-single-word="false"/>
      <style:text-properties style:font-name="Arial" fo:font-size="12pt" fo:font-style="italic" fo:font-weight="bold" officeooo:rsid="00768f88" officeooo:paragraph-rsid="00776e72" style:font-size-asian="10.5pt" style:font-style-asian="italic" style:font-weight-asian="bold" style:font-size-complex="12pt" style:font-style-complex="italic" style:font-weight-complex="bold"/>
    </style:style>
    <style:style style:name="P236" style:family="paragraph" style:parent-style-name="Standard" style:list-style-name="L1">
      <style:paragraph-properties fo:text-align="start" style:justify-single-word="false"/>
      <style:text-properties style:font-name="Arial" fo:font-size="12pt" fo:font-style="italic" fo:font-weight="bold" officeooo:rsid="00934910" officeooo:paragraph-rsid="0094e5bf" style:font-size-asian="10.5pt" style:font-style-asian="italic" style:font-weight-asian="bold" style:font-size-complex="12pt" style:font-style-complex="italic" style:font-weight-complex="bold"/>
    </style:style>
    <style:style style:name="P237" style:family="paragraph" style:parent-style-name="Standard" style:list-style-name="L1">
      <style:paragraph-properties fo:text-align="start" style:justify-single-word="false"/>
      <style:text-properties style:font-name="Arial" fo:font-size="12pt" fo:font-style="italic" fo:font-weight="bold" officeooo:rsid="00a85591" officeooo:paragraph-rsid="00aa226a" style:font-size-asian="10.5pt" style:font-style-asian="italic" style:font-weight-asian="bold" style:font-size-complex="12pt" style:font-style-complex="italic" style:font-weight-complex="bold"/>
    </style:style>
    <style:style style:name="P238" style:family="paragraph" style:parent-style-name="Standard" style:list-style-name="L1">
      <style:paragraph-properties fo:text-align="start" style:justify-single-word="false"/>
      <style:text-properties style:font-name="Arial" fo:font-size="12pt" fo:font-style="italic" fo:font-weight="bold" officeooo:rsid="00c1d06d" officeooo:paragraph-rsid="00c2d54d" style:font-size-asian="10.5pt" style:font-style-asian="italic" style:font-weight-asian="bold" style:font-size-complex="12pt" style:font-style-complex="italic" style:font-weight-complex="bold"/>
    </style:style>
    <style:style style:name="P239" style:family="paragraph" style:parent-style-name="Standard" style:list-style-name="L1">
      <style:paragraph-properties fo:text-align="start" style:justify-single-word="false"/>
      <style:text-properties style:font-name="Arial" fo:font-size="12pt" fo:font-style="italic" fo:font-weight="bold" officeooo:rsid="00e415fb" officeooo:paragraph-rsid="00e415fb" style:font-size-asian="10.5pt" style:font-style-asian="italic" style:font-weight-asian="bold" style:font-size-complex="12pt" style:font-style-complex="italic" style:font-weight-complex="bold"/>
    </style:style>
    <style:style style:name="P240" style:family="paragraph" style:parent-style-name="Standard" style:list-style-name="L1">
      <style:paragraph-properties fo:text-align="start" style:justify-single-word="false"/>
      <style:text-properties style:font-name="Arial" fo:font-size="12pt" fo:font-style="italic" fo:font-weight="bold" officeooo:rsid="00eb1af7" officeooo:paragraph-rsid="00ebc760" style:font-size-asian="10.5pt" style:font-style-asian="italic" style:font-weight-asian="bold" style:font-size-complex="12pt" style:font-style-complex="italic" style:font-weight-complex="bold"/>
    </style:style>
    <style:style style:name="P2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 fo:font-size="12pt" fo:font-weight="bold" officeooo:rsid="0009660f" officeooo:paragraph-rsid="0009660f" style:font-size-asian="10.5pt" style:font-weight-asian="bold" style:font-size-complex="12pt" style:font-weight-complex="bold"/>
    </style:style>
    <style:style style:name="P242" style:family="paragraph" style:parent-style-name="Standard">
      <style:paragraph-properties fo:margin-left="0.9846in" fo:margin-right="0in" fo:text-align="start" style:justify-single-word="false" fo:text-indent="-0.25in" style:auto-text-indent="false"/>
      <style:text-properties style:font-name="Arial" fo:font-size="12pt" fo:font-weight="normal" officeooo:rsid="0001ff7b" officeooo:paragraph-rsid="0001ff7b" style:font-size-asian="10.5pt" style:font-weight-asian="normal" style:font-size-complex="12pt" style:font-weight-complex="normal"/>
    </style:style>
    <style:style style:name="P243" style:family="paragraph" style:parent-style-name="Standard">
      <style:paragraph-properties fo:margin-left="0.9846in" fo:margin-right="0in" fo:text-align="start" style:justify-single-word="false" fo:text-indent="-0.25in" style:auto-text-indent="false"/>
      <style:text-properties style:font-name="Arial" fo:font-size="12pt" fo:font-weight="normal" officeooo:rsid="0020dfa7" officeooo:paragraph-rsid="0009660f" style:font-size-asian="10.5pt" style:font-weight-asian="normal" style:font-size-complex="12pt" style:font-weight-complex="normal"/>
    </style:style>
    <style:style style:name="P24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Arial" fo:font-size="12pt" fo:font-weight="normal" officeooo:rsid="0020dfa7" officeooo:paragraph-rsid="0009660f" style:font-size-asian="10.5pt" style:font-weight-asian="normal" style:font-size-complex="12pt" style:font-weight-complex="normal"/>
    </style:style>
    <style:style style:name="P245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20dfa7" officeooo:paragraph-rsid="000e4bb0" style:font-size-asian="10.5pt" style:font-weight-asian="normal" style:font-size-complex="12pt" style:font-weight-complex="normal"/>
    </style:style>
    <style:style style:name="P246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weight="normal" officeooo:rsid="0011963b" officeooo:paragraph-rsid="0011963b" style:font-size-asian="10.5pt" style:font-weight-asian="normal" style:font-size-complex="12pt" style:font-weight-complex="normal"/>
    </style:style>
    <style:style style:name="P247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weight="normal" officeooo:rsid="0020dfa7" officeooo:paragraph-rsid="00162d50" style:font-size-asian="10.5pt" style:font-weight-asian="normal" style:font-size-complex="12pt" style:font-weight-complex="normal"/>
    </style:style>
    <style:style style:name="P248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weight="normal" officeooo:rsid="0020dfa7" officeooo:paragraph-rsid="001833fb" style:font-size-asian="10.5pt" style:font-weight-asian="normal" style:font-size-complex="12pt" style:font-weight-complex="normal"/>
    </style:style>
    <style:style style:name="P249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weight="normal" officeooo:rsid="0020dfa7" officeooo:paragraph-rsid="00192958" style:font-size-asian="10.5pt" style:font-weight-asian="normal" style:font-size-complex="12pt" style:font-weight-complex="normal"/>
    </style:style>
    <style:style style:name="P250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weight="normal" officeooo:rsid="0020dfa7" officeooo:paragraph-rsid="001d14ee" style:font-size-asian="10.5pt" style:font-weight-asian="normal" style:font-size-complex="12pt" style:font-weight-complex="normal"/>
    </style:style>
    <style:style style:name="P251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weight="normal" officeooo:rsid="0020dfa7" officeooo:paragraph-rsid="001ff988" style:font-size-asian="10.5pt" style:font-weight-asian="normal" style:font-size-complex="12pt" style:font-weight-complex="normal"/>
    </style:style>
    <style:style style:name="P252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weight="normal" officeooo:rsid="0020dfa7" officeooo:paragraph-rsid="0020abb2" style:font-size-asian="10.5pt" style:font-weight-asian="normal" style:font-size-complex="12pt" style:font-weight-complex="normal"/>
    </style:style>
    <style:style style:name="P253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weight="normal" officeooo:rsid="001833fb" officeooo:paragraph-rsid="001833fb" style:font-size-asian="10.5pt" style:font-weight-asian="normal" style:font-size-complex="12pt" style:font-weight-complex="normal"/>
    </style:style>
    <style:style style:name="P254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weight="normal" officeooo:rsid="001b2414" officeooo:paragraph-rsid="001b2414" style:font-size-asian="10.5pt" style:font-weight-asian="normal" style:font-size-complex="12pt" style:font-weight-complex="normal"/>
    </style:style>
    <style:style style:name="P255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weight="normal" officeooo:rsid="001d14ee" officeooo:paragraph-rsid="001d14ee" style:font-size-asian="10.5pt" style:font-weight-asian="normal" style:font-size-complex="12pt" style:font-weight-complex="normal"/>
    </style:style>
    <style:style style:name="P256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weight="normal" officeooo:rsid="001e3502" officeooo:paragraph-rsid="001e3502" style:font-size-asian="10.5pt" style:font-weight-asian="normal" style:font-size-complex="12pt" style:font-weight-complex="normal"/>
    </style:style>
    <style:style style:name="P257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weight="normal" officeooo:rsid="001f0332" officeooo:paragraph-rsid="001f0332" style:font-size-asian="10.5pt" style:font-weight-asian="normal" style:font-size-complex="12pt" style:font-weight-complex="normal"/>
    </style:style>
    <style:style style:name="P258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weight="normal" officeooo:rsid="001f99dd" officeooo:paragraph-rsid="001f99dd" style:font-size-asian="10.5pt" style:font-weight-asian="normal" style:font-size-complex="12pt" style:font-weight-complex="normal"/>
    </style:style>
    <style:style style:name="P259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weight="normal" officeooo:rsid="001ff988" officeooo:paragraph-rsid="001ff988" style:font-size-asian="10.5pt" style:font-weight-asian="normal" style:font-size-complex="12pt" style:font-weight-complex="normal"/>
    </style:style>
    <style:style style:name="P260" style:family="paragraph" style:parent-style-name="Standard">
      <style:paragraph-properties fo:margin-left="1.9693in" fo:margin-right="0in" fo:text-align="start" style:justify-single-word="false" fo:text-indent="-0.25in" style:auto-text-indent="false"/>
      <style:text-properties style:font-name="Arial" fo:font-size="12pt" fo:font-weight="normal" officeooo:rsid="0011963b" officeooo:paragraph-rsid="0011963b" style:font-size-asian="10.5pt" style:font-weight-asian="normal" style:font-size-complex="12pt" style:font-weight-complex="normal"/>
    </style:style>
    <style:style style:name="P261" style:family="paragraph" style:parent-style-name="Standard">
      <style:paragraph-properties fo:margin-left="1.9693in" fo:margin-right="0in" fo:text-align="start" style:justify-single-word="false" fo:text-indent="-0.25in" style:auto-text-indent="false"/>
      <style:text-properties style:font-name="Arial" fo:font-size="12pt" fo:font-weight="normal" officeooo:rsid="00131613" officeooo:paragraph-rsid="00131613" style:font-size-asian="10.5pt" style:font-weight-asian="normal" style:font-size-complex="12pt" style:font-weight-complex="normal"/>
    </style:style>
    <style:style style:name="P262" style:family="paragraph" style:parent-style-name="Standard">
      <style:paragraph-properties fo:margin-left="1.9693in" fo:margin-right="0in" fo:text-align="start" style:justify-single-word="false" fo:text-indent="-0.25in" style:auto-text-indent="false"/>
      <style:text-properties style:font-name="Arial" fo:font-size="12pt" fo:font-weight="normal" officeooo:rsid="00216193" officeooo:paragraph-rsid="00216193" style:font-size-asian="10.5pt" style:font-weight-asian="normal" style:font-size-complex="12pt" style:font-weight-complex="normal"/>
    </style:style>
    <style:style style:name="T1" style:family="text">
      <style:text-properties officeooo:rsid="001b53ee"/>
    </style:style>
    <style:style style:name="T2" style:family="text">
      <style:text-properties officeooo:rsid="0000be16"/>
    </style:style>
    <style:style style:name="T3" style:family="text">
      <style:text-properties officeooo:rsid="0001ff7b"/>
    </style:style>
    <style:style style:name="T4" style:family="text">
      <style:text-properties officeooo:rsid="000ab5f9"/>
    </style:style>
    <style:style style:name="T5" style:family="text">
      <style:text-properties officeooo:rsid="000ceb8c"/>
    </style:style>
    <style:style style:name="T6" style:family="text">
      <style:text-properties officeooo:rsid="000e4bb0"/>
    </style:style>
    <style:style style:name="T7" style:family="text">
      <style:text-properties officeooo:rsid="0011963b"/>
    </style:style>
    <style:style style:name="T8" style:family="text">
      <style:text-properties officeooo:rsid="00131613"/>
    </style:style>
    <style:style style:name="T9" style:family="text">
      <style:text-properties officeooo:rsid="0015158c"/>
    </style:style>
    <style:style style:name="T10" style:family="text">
      <style:text-properties officeooo:rsid="00162d50"/>
    </style:style>
    <style:style style:name="T11" style:family="text">
      <style:text-properties officeooo:rsid="001669c9"/>
    </style:style>
    <style:style style:name="T12" style:family="text">
      <style:text-properties officeooo:rsid="001833fb"/>
    </style:style>
    <style:style style:name="T13" style:family="text">
      <style:text-properties fo:font-weight="bold" officeooo:rsid="001833fb" style:font-weight-asian="bold" style:font-weight-complex="bold"/>
    </style:style>
    <style:style style:name="T14" style:family="text">
      <style:text-properties fo:font-weight="bold" officeooo:rsid="00192958" style:font-weight-asian="bold" style:font-weight-complex="bold"/>
    </style:style>
    <style:style style:name="T15" style:family="text">
      <style:text-properties fo:font-weight="bold" officeooo:rsid="0024d1af" style:font-weight-asian="bold" style:font-weight-complex="bold"/>
    </style:style>
    <style:style style:name="T16" style:family="text">
      <style:text-properties fo:font-weight="bold" officeooo:rsid="002c8380" style:font-weight-asian="bold" style:font-weight-complex="bold"/>
    </style:style>
    <style:style style:name="T17" style:family="text">
      <style:text-properties fo:font-weight="bold" officeooo:rsid="002c0821" style:font-weight-asian="bold" style:font-weight-complex="bold"/>
    </style:style>
    <style:style style:name="T18" style:family="text">
      <style:text-properties fo:font-weight="bold" officeooo:rsid="0041df52" style:font-weight-asian="bold" style:font-weight-complex="bold"/>
    </style:style>
    <style:style style:name="T19" style:family="text">
      <style:text-properties fo:font-weight="bold" officeooo:rsid="004301ef" style:font-weight-asian="bold" style:font-weight-complex="bold"/>
    </style:style>
    <style:style style:name="T20" style:family="text">
      <style:text-properties fo:font-weight="bold" officeooo:rsid="0050f337" style:font-weight-asian="bold" style:font-weight-complex="bold"/>
    </style:style>
    <style:style style:name="T21" style:family="text">
      <style:text-properties fo:font-weight="bold" officeooo:rsid="0058d5ef" style:font-weight-asian="bold" style:font-weight-complex="bold"/>
    </style:style>
    <style:style style:name="T22" style:family="text">
      <style:text-properties officeooo:rsid="0018c551"/>
    </style:style>
    <style:style style:name="T23" style:family="text">
      <style:text-properties officeooo:rsid="00192958"/>
    </style:style>
    <style:style style:name="T24" style:family="text">
      <style:text-properties officeooo:rsid="001d14ee"/>
    </style:style>
    <style:style style:name="T25" style:family="text">
      <style:text-properties officeooo:rsid="001e3502"/>
    </style:style>
    <style:style style:name="T26" style:family="text">
      <style:text-properties officeooo:rsid="001ff988"/>
    </style:style>
    <style:style style:name="T27" style:family="text">
      <style:text-properties officeooo:rsid="0020abb2"/>
    </style:style>
    <style:style style:name="T28" style:family="text">
      <style:text-properties officeooo:rsid="00216193"/>
    </style:style>
    <style:style style:name="T29" style:family="text">
      <style:text-properties officeooo:rsid="002381da"/>
    </style:style>
    <style:style style:name="T30" style:family="text">
      <style:text-properties fo:font-style="normal" fo:font-weight="bold" officeooo:rsid="002381da" style:font-style-asian="normal" style:font-weight-asian="bold" style:font-style-complex="normal" style:font-weight-complex="bold"/>
    </style:style>
    <style:style style:name="T31" style:family="text">
      <style:text-properties officeooo:rsid="0024d1af"/>
    </style:style>
    <style:style style:name="T32" style:family="text">
      <style:text-properties officeooo:rsid="0026704a"/>
    </style:style>
    <style:style style:name="T33" style:family="text">
      <style:text-properties officeooo:rsid="00279660"/>
    </style:style>
    <style:style style:name="T34" style:family="text">
      <style:text-properties officeooo:rsid="00295d0d"/>
    </style:style>
    <style:style style:name="T35" style:family="text">
      <style:text-properties officeooo:rsid="002a7a87"/>
    </style:style>
    <style:style style:name="T36" style:family="text">
      <style:text-properties officeooo:rsid="002c0821"/>
    </style:style>
    <style:style style:name="T37" style:family="text">
      <style:text-properties officeooo:rsid="002c8380"/>
    </style:style>
    <style:style style:name="T38" style:family="text">
      <style:text-properties officeooo:rsid="002d269c"/>
    </style:style>
    <style:style style:name="T39" style:family="text">
      <style:text-properties officeooo:rsid="002e7895"/>
    </style:style>
    <style:style style:name="T40" style:family="text">
      <style:text-properties officeooo:rsid="002f0624"/>
    </style:style>
    <style:style style:name="T41" style:family="text">
      <style:text-properties officeooo:rsid="002fc977"/>
    </style:style>
    <style:style style:name="T42" style:family="text">
      <style:text-properties officeooo:rsid="00301fe4"/>
    </style:style>
    <style:style style:name="T43" style:family="text">
      <style:text-properties officeooo:rsid="00320380"/>
    </style:style>
    <style:style style:name="T44" style:family="text">
      <style:text-properties officeooo:rsid="0033f96d"/>
    </style:style>
    <style:style style:name="T45" style:family="text">
      <style:text-properties officeooo:rsid="00344e80"/>
    </style:style>
    <style:style style:name="T46" style:family="text">
      <style:text-properties officeooo:rsid="00357d77"/>
    </style:style>
    <style:style style:name="T47" style:family="text">
      <style:text-properties officeooo:rsid="0037e6c9"/>
    </style:style>
    <style:style style:name="T48" style:family="text">
      <style:text-properties officeooo:rsid="0039db00"/>
    </style:style>
    <style:style style:name="T49" style:family="text">
      <style:text-properties officeooo:rsid="003abe2a"/>
    </style:style>
    <style:style style:name="T50" style:family="text">
      <style:text-properties officeooo:rsid="003adb94"/>
    </style:style>
    <style:style style:name="T51" style:family="text">
      <style:text-properties officeooo:rsid="003b6b10"/>
    </style:style>
    <style:style style:name="T52" style:family="text">
      <style:text-properties officeooo:rsid="003c7c6c"/>
    </style:style>
    <style:style style:name="T53" style:family="text">
      <style:text-properties officeooo:rsid="003df2fc"/>
    </style:style>
    <style:style style:name="T54" style:family="text">
      <style:text-properties officeooo:rsid="003e25c6"/>
    </style:style>
    <style:style style:name="T55" style:family="text">
      <style:text-properties officeooo:rsid="003f31cb"/>
    </style:style>
    <style:style style:name="T56" style:family="text">
      <style:text-properties officeooo:rsid="00402e14"/>
    </style:style>
    <style:style style:name="T57" style:family="text">
      <style:text-properties officeooo:rsid="0041df52"/>
    </style:style>
    <style:style style:name="T58" style:family="text">
      <style:text-properties officeooo:rsid="00435948"/>
    </style:style>
    <style:style style:name="T59" style:family="text">
      <style:text-properties officeooo:rsid="0044cc80"/>
    </style:style>
    <style:style style:name="T60" style:family="text">
      <style:text-properties officeooo:rsid="0046211f"/>
    </style:style>
    <style:style style:name="T61" style:family="text">
      <style:text-properties officeooo:rsid="0049a773"/>
    </style:style>
    <style:style style:name="T62" style:family="text">
      <style:text-properties officeooo:rsid="004ba785"/>
    </style:style>
    <style:style style:name="T63" style:family="text">
      <style:text-properties officeooo:rsid="004d9f56"/>
    </style:style>
    <style:style style:name="T64" style:family="text">
      <style:text-properties officeooo:rsid="004f4de1"/>
    </style:style>
    <style:style style:name="T65" style:family="text">
      <style:text-properties officeooo:rsid="0050f337"/>
    </style:style>
    <style:style style:name="T66" style:family="text">
      <style:text-properties officeooo:rsid="0055b22e"/>
    </style:style>
    <style:style style:name="T67" style:family="text">
      <style:text-properties officeooo:rsid="005605d1"/>
    </style:style>
    <style:style style:name="T68" style:family="text">
      <style:text-properties officeooo:rsid="0056e2bd"/>
    </style:style>
    <style:style style:name="T69" style:family="text">
      <style:text-properties officeooo:rsid="00574c23"/>
    </style:style>
    <style:style style:name="T70" style:family="text">
      <style:text-properties officeooo:rsid="0057f648"/>
    </style:style>
    <style:style style:name="T71" style:family="text">
      <style:text-properties officeooo:rsid="0058d5ef"/>
    </style:style>
    <style:style style:name="T72" style:family="text">
      <style:text-properties officeooo:rsid="005b59e9"/>
    </style:style>
    <style:style style:name="T73" style:family="text">
      <style:text-properties officeooo:rsid="005ce740"/>
    </style:style>
    <style:style style:name="T74" style:family="text">
      <style:text-properties officeooo:rsid="005d5f52"/>
    </style:style>
    <style:style style:name="T75" style:family="text">
      <style:text-properties officeooo:rsid="006074c3"/>
    </style:style>
    <style:style style:name="T76" style:family="text">
      <style:text-properties officeooo:rsid="0061be05"/>
    </style:style>
    <style:style style:name="T77" style:family="text">
      <style:text-properties officeooo:rsid="0062ebd6"/>
    </style:style>
    <style:style style:name="T78" style:family="text">
      <style:text-properties officeooo:rsid="0064d28c"/>
    </style:style>
    <style:style style:name="T79" style:family="text">
      <style:text-properties officeooo:rsid="0067eeb3"/>
    </style:style>
    <style:style style:name="T80" style:family="text">
      <style:text-properties officeooo:rsid="00695462"/>
    </style:style>
    <style:style style:name="T81" style:family="text">
      <style:text-properties officeooo:rsid="006c935f"/>
    </style:style>
    <style:style style:name="T82" style:family="text">
      <style:text-properties officeooo:rsid="006cf50f"/>
    </style:style>
    <style:style style:name="T83" style:family="text">
      <style:text-properties officeooo:rsid="006db066"/>
    </style:style>
    <style:style style:name="T84" style:family="text">
      <style:text-properties officeooo:rsid="006e510b"/>
    </style:style>
    <style:style style:name="T85" style:family="text">
      <style:text-properties officeooo:rsid="006ff0a5"/>
    </style:style>
    <style:style style:name="T86" style:family="text">
      <style:text-properties officeooo:rsid="0070e849"/>
    </style:style>
    <style:style style:name="T87" style:family="text">
      <style:text-properties officeooo:rsid="0072125f"/>
    </style:style>
    <style:style style:name="T88" style:family="text">
      <style:text-properties officeooo:rsid="00739359"/>
    </style:style>
    <style:style style:name="T89" style:family="text">
      <style:text-properties officeooo:rsid="00754b94"/>
    </style:style>
    <style:style style:name="T90" style:family="text">
      <style:text-properties officeooo:rsid="0079247d"/>
    </style:style>
    <style:style style:name="T91" style:family="text">
      <style:text-properties officeooo:rsid="007af08d"/>
    </style:style>
    <style:style style:name="T92" style:family="text">
      <style:text-properties officeooo:rsid="007b17a4"/>
    </style:style>
    <style:style style:name="T93" style:family="text">
      <style:text-properties officeooo:rsid="007da1c5"/>
    </style:style>
    <style:style style:name="T94" style:family="text">
      <style:text-properties officeooo:rsid="007f522f"/>
    </style:style>
    <style:style style:name="T95" style:family="text">
      <style:text-properties officeooo:rsid="00809e34"/>
    </style:style>
    <style:style style:name="T96" style:family="text">
      <style:text-properties officeooo:rsid="00826d63"/>
    </style:style>
    <style:style style:name="T97" style:family="text">
      <style:text-properties officeooo:rsid="0082ff0e"/>
    </style:style>
    <style:style style:name="T98" style:family="text">
      <style:text-properties officeooo:rsid="0084ad3b"/>
    </style:style>
    <style:style style:name="T99" style:family="text">
      <style:text-properties officeooo:rsid="0085fb52"/>
    </style:style>
    <style:style style:name="T100" style:family="text">
      <style:text-properties officeooo:rsid="00882d17"/>
    </style:style>
    <style:style style:name="T101" style:family="text">
      <style:text-properties officeooo:rsid="0088928c"/>
    </style:style>
    <style:style style:name="T102" style:family="text">
      <style:text-properties officeooo:rsid="0089a2be"/>
    </style:style>
    <style:style style:name="T103" style:family="text">
      <style:text-properties officeooo:rsid="0089c965"/>
    </style:style>
    <style:style style:name="T104" style:family="text">
      <style:text-properties officeooo:rsid="008ad864"/>
    </style:style>
    <style:style style:name="T105" style:family="text">
      <style:text-properties officeooo:rsid="008cc6dc"/>
    </style:style>
    <style:style style:name="T106" style:family="text">
      <style:text-properties officeooo:rsid="008e2925"/>
    </style:style>
    <style:style style:name="T107" style:family="text">
      <style:text-properties officeooo:rsid="008e62a7"/>
    </style:style>
    <style:style style:name="T108" style:family="text">
      <style:text-properties officeooo:rsid="008e928a"/>
    </style:style>
    <style:style style:name="T109" style:family="text">
      <style:text-properties officeooo:rsid="008f1898"/>
    </style:style>
    <style:style style:name="T110" style:family="text">
      <style:text-properties officeooo:rsid="00901a1f"/>
    </style:style>
    <style:style style:name="T111" style:family="text">
      <style:text-properties officeooo:rsid="0090531b"/>
    </style:style>
    <style:style style:name="T112" style:family="text">
      <style:text-properties officeooo:rsid="00924741"/>
    </style:style>
    <style:style style:name="T113" style:family="text">
      <style:text-properties officeooo:rsid="00979176"/>
    </style:style>
    <style:style style:name="T114" style:family="text">
      <style:text-properties officeooo:rsid="009903a5"/>
    </style:style>
    <style:style style:name="T115" style:family="text">
      <style:text-properties officeooo:rsid="009a7c25"/>
    </style:style>
    <style:style style:name="T116" style:family="text">
      <style:text-properties officeooo:rsid="009b6347"/>
    </style:style>
    <style:style style:name="T117" style:family="text">
      <style:text-properties officeooo:rsid="009ca93d"/>
    </style:style>
    <style:style style:name="T118" style:family="text">
      <style:text-properties officeooo:rsid="009cc05d"/>
    </style:style>
    <style:style style:name="T119" style:family="text">
      <style:text-properties officeooo:rsid="009dbc11"/>
    </style:style>
    <style:style style:name="T120" style:family="text">
      <style:text-properties officeooo:rsid="009f147f"/>
    </style:style>
    <style:style style:name="T121" style:family="text">
      <style:text-properties officeooo:rsid="009ffd60"/>
    </style:style>
    <style:style style:name="T122" style:family="text">
      <style:text-properties officeooo:rsid="00a015a9"/>
    </style:style>
    <style:style style:name="T123" style:family="text">
      <style:text-properties officeooo:rsid="00a25121"/>
    </style:style>
    <style:style style:name="T124" style:family="text">
      <style:text-properties officeooo:rsid="00a32aa3"/>
    </style:style>
    <style:style style:name="T125" style:family="text">
      <style:text-properties officeooo:rsid="00a4e4d7"/>
    </style:style>
    <style:style style:name="T126" style:family="text">
      <style:text-properties officeooo:rsid="00a6596d"/>
    </style:style>
    <style:style style:name="T127" style:family="text">
      <style:text-properties officeooo:rsid="00aba8cd"/>
    </style:style>
    <style:style style:name="T128" style:family="text">
      <style:text-properties officeooo:rsid="00abc403"/>
    </style:style>
    <style:style style:name="T129" style:family="text">
      <style:text-properties officeooo:rsid="00ad398a"/>
    </style:style>
    <style:style style:name="T130" style:family="text">
      <style:text-properties officeooo:rsid="00af67c8"/>
    </style:style>
    <style:style style:name="T131" style:family="text">
      <style:text-properties officeooo:rsid="00b0947e"/>
    </style:style>
    <style:style style:name="T132" style:family="text">
      <style:text-properties officeooo:rsid="00b0d5de"/>
    </style:style>
    <style:style style:name="T133" style:family="text">
      <style:text-properties officeooo:rsid="00b1ff04"/>
    </style:style>
    <style:style style:name="T134" style:family="text">
      <style:text-properties officeooo:rsid="00b34ccc"/>
    </style:style>
    <style:style style:name="T135" style:family="text">
      <style:text-properties officeooo:rsid="00b365ab"/>
    </style:style>
    <style:style style:name="T136" style:family="text">
      <style:text-properties officeooo:rsid="00b51dfb"/>
    </style:style>
    <style:style style:name="T137" style:family="text">
      <style:text-properties officeooo:rsid="00b61c0f"/>
    </style:style>
    <style:style style:name="T138" style:family="text">
      <style:text-properties officeooo:rsid="00b77f2e"/>
    </style:style>
    <style:style style:name="T139" style:family="text">
      <style:text-properties officeooo:rsid="00b86459"/>
    </style:style>
    <style:style style:name="T140" style:family="text">
      <style:text-properties officeooo:rsid="00b9334d"/>
    </style:style>
    <style:style style:name="T141" style:family="text">
      <style:text-properties officeooo:rsid="00bd0f9a"/>
    </style:style>
    <style:style style:name="T142" style:family="text">
      <style:text-properties officeooo:rsid="00befbdb"/>
    </style:style>
    <style:style style:name="T143" style:family="text">
      <style:text-properties officeooo:rsid="00c0ae33"/>
    </style:style>
    <style:style style:name="T144" style:family="text">
      <style:text-properties officeooo:rsid="00c44062"/>
    </style:style>
    <style:style style:name="T145" style:family="text">
      <style:text-properties officeooo:rsid="00c45937"/>
    </style:style>
    <style:style style:name="T146" style:family="text">
      <style:text-properties officeooo:rsid="00c61135"/>
    </style:style>
    <style:style style:name="T147" style:family="text">
      <style:text-properties officeooo:rsid="00c6cb81"/>
    </style:style>
    <style:style style:name="T148" style:family="text">
      <style:text-properties officeooo:rsid="00c8b949"/>
    </style:style>
    <style:style style:name="T149" style:family="text">
      <style:text-properties officeooo:rsid="00ca659b"/>
    </style:style>
    <style:style style:name="T150" style:family="text">
      <style:text-properties officeooo:rsid="00cc40bd"/>
    </style:style>
    <style:style style:name="T151" style:family="text">
      <style:text-properties officeooo:rsid="00cd8843"/>
    </style:style>
    <style:style style:name="T152" style:family="text">
      <style:text-properties officeooo:rsid="00ce3979"/>
    </style:style>
    <style:style style:name="T153" style:family="text">
      <style:text-properties officeooo:rsid="00cf063c"/>
    </style:style>
    <style:style style:name="T154" style:family="text">
      <style:text-properties officeooo:rsid="00d02ce9"/>
    </style:style>
    <style:style style:name="T155" style:family="text">
      <style:text-properties officeooo:rsid="00d19091"/>
    </style:style>
    <style:style style:name="T156" style:family="text">
      <style:text-properties officeooo:rsid="00d31ed9"/>
    </style:style>
    <style:style style:name="T157" style:family="text">
      <style:text-properties officeooo:rsid="00d504d2"/>
    </style:style>
    <style:style style:name="T158" style:family="text">
      <style:text-properties officeooo:rsid="00d61334"/>
    </style:style>
    <style:style style:name="T159" style:family="text">
      <style:text-properties officeooo:rsid="00d983a4"/>
    </style:style>
    <style:style style:name="T160" style:family="text">
      <style:text-properties officeooo:rsid="00db7fdf"/>
    </style:style>
    <style:style style:name="T161" style:family="text">
      <style:text-properties officeooo:rsid="00dca523"/>
    </style:style>
    <style:style style:name="T162" style:family="text">
      <style:text-properties officeooo:rsid="00ddd289"/>
    </style:style>
    <style:style style:name="T163" style:family="text">
      <style:text-properties officeooo:rsid="00debba3"/>
    </style:style>
    <style:style style:name="T164" style:family="text">
      <style:text-properties officeooo:rsid="00df7b3e"/>
    </style:style>
    <style:style style:name="T165" style:family="text">
      <style:text-properties officeooo:rsid="00e0339f"/>
    </style:style>
    <style:style style:name="T166" style:family="text">
      <style:text-properties officeooo:rsid="00e52e87"/>
    </style:style>
    <style:style style:name="T167" style:family="text">
      <style:text-properties officeooo:rsid="00e6fed7"/>
    </style:style>
    <style:style style:name="T168" style:family="text">
      <style:text-properties officeooo:rsid="00edb660"/>
    </style:style>
    <style:style style:name="T169" style:family="text">
      <style:text-properties officeooo:rsid="00ef0e97"/>
    </style:style>
    <style:style style:name="T170" style:family="text">
      <style:text-properties officeooo:rsid="00ef9495"/>
    </style:style>
    <style:style style:name="T171" style:family="text">
      <style:text-properties officeooo:rsid="00f193d1"/>
    </style:style>
    <style:style style:name="T172" style:family="text">
      <style:text-properties officeooo:rsid="00f32868"/>
    </style:style>
    <style:style style:name="T173" style:family="text">
      <style:text-properties officeooo:rsid="00f474d4"/>
    </style:style>
    <style:style style:name="T174" style:family="text">
      <style:text-properties officeooo:rsid="00f485c9"/>
    </style:style>
    <style:style style:name="T175" style:family="text">
      <style:text-properties officeooo:rsid="00f7477f"/>
    </style:style>
    <style:style style:name="T176" style:family="text">
      <style:text-properties officeooo:rsid="00f916f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Under 5</text:span><text:span text:style-name="T1"> Module Specification Document</text:span></text:p>
      <text:p text:style-name="P3"/>
      <text:p text:style-name="P2"><text:span text:style-name="T1">Phase </text:span><text:span text:style-name="T2">3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Features</text:p>
      <text:list xml:id="list13633477321" text:style-name="L1">
        <text:list-item>
          <text:p text:style-name="P219">Application management</text:p>
        </text:list-item>
        <text:list-item>
          <text:p text:style-name="P219">Patient registration</text:p>
        </text:list-item>
      </text:list>
      <text:p text:style-name="P9"><text:span text:style-name="T62">2.1. </text:span>Patient search</text:p>
      <text:p text:style-name="P9"><text:span text:style-name="T62">2.2. </text:span>New patient registration</text:p>
      <text:list xml:id="list1776265637" text:continue-numbering="true" text:style-name="L1">
        <text:list-item>
          <text:p text:style-name="P221">Immunization record</text:p>
        </text:list-item>
        <text:list-item>
          <text:p text:style-name="P222"><text:span text:style-name="T63">Vitamin A supplementation </text:span><text:span text:style-name="T75">and </text:span><text:span text:style-name="T64">De-worming schedule</text:span></text:p>
        </text:list-item>
        <text:list-item>
          <text:p text:style-name="P223"><text:span text:style-name="T80">Reason for s</text:span><text:span text:style-name="T79">pecial care</text:span></text:p>
        </text:list-item>
        <text:list-item>
          <text:p text:style-name="P224">Initial new born record</text:p>
        </text:list-item>
        <text:list-item>
          <text:p text:style-name="P225">Assessment of danger signs at one week postnatal check</text:p>
        </text:list-item>
        <text:list-item>
          <text:p text:style-name="P226">Family medical history (diseases among relatives)</text:p>
        </text:list-item>
        <text:list-item>
          <text:p text:style-name="P227">Medical history</text:p>
        </text:list-item>
        <text:list-item>
          <text:p text:style-name="P228">Past surgical history</text:p>
        </text:list-item>
        <text:list-item>
          <text:p text:style-name="P229">Under 5 visit</text:p>
        </text:list-item>
      </text:list>
      <text:p text:style-name="P10"/>
      <text:p text:style-name="P10"/>
      <text:p text:style-name="P10"/>
      <text:p text:style-name="P10"/>
      <text:p text:style-name="P10"/>
      <text:p text:style-name="P241">Feature Descriptions</text:p>
      <text:list xml:id="list358142976" text:continue-list="list1776265637" text:style-name="L1">
        <text:list-item text:start-value="1">
          <text:p text:style-name="P231">Application management</text:p>
        </text:list-item>
      </text:list>
      <text:p text:style-name="P13"><text:span text:style-name="T4">1.1. It should have a</text:span><text:span text:style-name="T5">n</text:span><text:span text:style-name="T4"> </text:span><text:span text:style-name="T5">application</text:span><text:span text:style-name="T4"> dashboard </text:span><text:span text:style-name="T6">with the following:</text:span></text:p>
      <text:p text:style-name="P25"><text:span text:style-name="T6">1.1.1. A button for searching or registering a new patient </text:span><text:span text:style-name="T7">linked to #2.1</text:span></text:p>
      <text:p text:style-name="P25"><text:span text:style-name="T6">1.1.</text:span><text:span text:style-name="T11">2</text:span><text:span text:style-name="T6">. A button for setting current or custom session date</text:span></text:p>
      <text:p text:style-name="P25"><text:span text:style-name="T6">1.1.</text:span><text:span text:style-name="T11">3</text:span><text:span text:style-name="T6">. An Administration tab</text:span></text:p>
      <text:p text:style-name="P5"/>
      <text:list xml:id="list1917273031" text:continue-numbering="true" text:style-name="L1">
        <text:list-item>
          <text:p text:style-name="P231">Patient registration</text:p>
        </text:list-item>
      </text:list>
      <text:p text:style-name="P8"><text:span text:style-name="T7">2.1. </text:span><text:span text:style-name="T3">Patient search</text:span></text:p>
      <text:p text:style-name="P98">2.1.1. Search the database if the patient already exists</text:p>
      <text:p text:style-name="P121">2.1.1.1. If patient exists, select and proceed to #</text:p>
      <text:p text:style-name="P125">2.1.1.2. If patient does not exist, goto #2.2</text:p>
      <text:p text:style-name="P8"><text:span text:style-name="T8">2</text:span><text:span text:style-name="T9">.</text:span><text:span text:style-name="T8">2. </text:span><text:span text:style-name="T3">New patient registration: </text:span><text:span text:style-name="T10">for a patient that does not exist</text:span></text:p>
      <text:p text:style-name="P92"><text:span text:style-name="T10">2.2.1. </text:span><text:span text:style-name="T12">Capture first name</text:span></text:p>
      <text:p text:style-name="P100">2.2.2. Capture last name</text:p>
      <text:p text:style-name="P100"><text:span text:style-name="T61">2</text:span>.2.3. Capture gender</text:p>
      <text:p text:style-name="P93"><text:span text:style-name="T12">2.2.4. Capture year of birth. If “Unknown”, goto #2.2.</text:span><text:span text:style-name="T23">7</text:span></text:p>
      <text:p text:style-name="P93"><text:span text:style-name="T12">2.2.5. Capture month of birth if #2.2.4 </text:span><text:span text:style-name="T22">is </text:span><text:span text:style-name="T13">NOT EQUAL</text:span><text:span text:style-name="T12"> to “Unknown”</text:span></text:p>
      <text:p text:style-name="P93"><text:span text:style-name="T12">2.2.6. Capture date of birth if #2.2.5 </text:span><text:span text:style-name="T22">is </text:span><text:span text:style-name="T13">NOT EQUAL</text:span><text:span text:style-name="T12"> to “Unknown”</text:span></text:p>
      <text:p text:style-name="P94"><text:span text:style-name="T23">2.2.7. Capture age if #2.2.4 is </text:span><text:span text:style-name="T14">EQUAL</text:span><text:span text:style-name="T23"> to “Unknown”</text:span></text:p>
      <text:p text:style-name="P101">2.2.8. Capture birth weight</text:p>
      <text:p text:style-name="P102">2.2.9. Capture region of origin</text:p>
      <text:p text:style-name="P95"><text:span text:style-name="T24">2.2.10. </text:span><text:span text:style-name="T25">Capture home district</text:span></text:p>
      <text:p text:style-name="P103">2.2.11. Capture ancestral traditional authority</text:p>
      <text:p text:style-name="P104">2.2.12. Capture current region</text:p>
      <text:p text:style-name="P104">2.2.13. Capture current district</text:p>
      <text:p text:style-name="P104">2.2.14. Capture traditional authority</text:p>
      <text:p text:style-name="P104">2.2.15. Capture location/village</text:p>
      <text:p text:style-name="P105">2.2.16. Capture closest landmark or plot number</text:p>
      <text:p text:style-name="P106">2.2.17. Capture guardian name</text:p>
      <text:p text:style-name="P106"><text:soft-page-break/>2.2.18. Capture guardian relationship</text:p>
      <text:p text:style-name="P96"><text:span text:style-name="T26">2.2.19. </text:span><text:span text:style-name="T27">Capture guardian phone number</text:span></text:p>
      <text:p text:style-name="P97"><text:span text:style-name="T27">2.2.20. </text:span><text:span text:style-name="T28">Ask if patient agrees to follow-up. Possible answers:</text:span></text:p>
      <text:p text:style-name="P124">2.2.20.1. Yes</text:p>
      <text:p text:style-name="P124"><text:span text:style-name="T61">2</text:span>.2.20.2. No</text:p>
      <text:list xml:id="list187230479" text:continue-numbering="true" text:style-name="L1">
        <text:list-item>
          <text:p text:style-name="P232">Immunization record</text:p>
        </text:list-item>
      </text:list>
      <text:p text:style-name="P11">3.1. Record immunization of baby</text:p>
      <text:p text:style-name="P99">3.1.1. Ask if <text:span text:style-name="T33">BCG </text:span>immunization <text:span text:style-name="T33">was </text:span>given <text:span text:style-name="T33">at birth</text:span>. Possible answers:</text:p>
      <text:p text:style-name="P122">3.1.1.1. Yes</text:p>
      <text:p text:style-name="P122">3.1.1.2. No</text:p>
      <text:p text:style-name="P83"><text:span text:style-name="T29">3.1.2. If answer to #3.1.1 is </text:span><text:span text:style-name="T30">EQUAL</text:span><text:span text:style-name="T29"> to “Yes”:</text:span></text:p>
      <text:p text:style-name="P123">3.1.2.1. Ask year when immunization given</text:p>
      <text:p text:style-name="P111"><text:span text:style-name="T31">3.1.2.2. If #3.1.2.1 is </text:span><text:span text:style-name="T15">NOT EQUAL</text:span><text:span text:style-name="T31"> to “Unknown”, ask for month when given</text:span></text:p>
      <text:p text:style-name="P112"><text:span text:style-name="T32">3.1.2.3. </text:span><text:span text:style-name="T31">If #3.1.2.</text:span><text:span text:style-name="T32">2</text:span><text:span text:style-name="T31"> is </text:span><text:span text:style-name="T15">NOT EQUAL</text:span><text:span text:style-name="T31"> to “Unknown”, ask for </text:span><text:span text:style-name="T32">date</text:span><text:span text:style-name="T31"> when given</text:span></text:p>
      <text:p text:style-name="P113"><text:span text:style-name="T34">3.1.2.4. </text:span><text:span text:style-name="T35">Capture if scar has been seen. Possible responses are:</text:span></text:p>
      <text:p text:style-name="P133">3.1.2.4.1. Yes</text:p>
      <text:p text:style-name="P133">3.1.2.4.2. No</text:p>
      <text:p text:style-name="P214">3.1.2.4.2.1. If scar has not been seen and it's more than 12 weeks since vaccine given, repeat dose</text:p>
      <text:p text:style-name="P215">3.1.2.4.2.1. If dose repeated, capture date of repeat dose</text:p>
      <text:p text:style-name="P84"><text:span text:style-name="T36">3.1.3. Ask if DPT-HepB-Hib 1 vaccine given at 6 weeks or later and child is </text:span><text:span text:style-name="T16">OLDER</text:span><text:span text:style-name="T17"> </text:span><text:span text:style-name="T16">THAN OR EQUAL</text:span><text:span text:style-name="T37"> to</text:span><text:span text:style-name="T36"> 6 weeks </text:span><text:span text:style-name="T44">if it does not exist already in the system</text:span><text:span text:style-name="T36">. Possible responses are:</text:span></text:p>
      <text:p text:style-name="P126">3.1.3.1. No</text:p>
      <text:p text:style-name="P126">3.1.3.2. Yes</text:p>
      <text:p text:style-name="P134">3.1.3.2.1. If vaccine given, capture date when given</text:p>
      <text:p text:style-name="P85"><text:span text:style-name="T36">3.1.</text:span><text:span text:style-name="T38">4</text:span><text:span text:style-name="T36">. Ask if DPT-HepB-Hib </text:span><text:span text:style-name="T38">2</text:span><text:span text:style-name="T36"> vaccine given at </text:span><text:span text:style-name="T38">1 month after first dose </text:span><text:span text:style-name="T39">in #3.1.3</text:span><text:span text:style-name="T36"> </text:span><text:span text:style-name="T44">if it does not exist already in the system</text:span><text:span text:style-name="T36">. Possible responses are:</text:span></text:p>
      <text:p text:style-name="P114"><text:span text:style-name="T36">3.1.</text:span><text:span text:style-name="T40">4</text:span><text:span text:style-name="T36">.1. No</text:span></text:p>
      <text:p text:style-name="P114"><text:span text:style-name="T36">3.1.</text:span><text:span text:style-name="T40">4</text:span><text:span text:style-name="T36">.2. Yes</text:span></text:p>
      <text:p text:style-name="P127"><text:span text:style-name="T36">3.1</text:span><text:span text:style-name="T40">.4</text:span><text:span text:style-name="T36">.2.1. If vaccine given, capture date when given</text:span></text:p>
      <text:p text:style-name="P85"><text:span text:style-name="T36">3.1.</text:span><text:span text:style-name="T41">5</text:span><text:span text:style-name="T36">. Ask if DPT-HepB-Hib </text:span><text:span text:style-name="T42">3</text:span><text:span text:style-name="T36"> vaccine given at </text:span><text:span text:style-name="T38">1 month after </text:span><text:span text:style-name="T43">second</text:span><text:span text:style-name="T38"> dose </text:span><text:span text:style-name="T39">in #3.1.</text:span><text:span text:style-name="T41">4</text:span><text:span text:style-name="T36"> </text:span><text:span text:style-name="T44">if it does not exist already in the system</text:span><text:span text:style-name="T36">. Possible responses are:</text:span></text:p>
      <text:p text:style-name="P115"><text:span text:style-name="T36">3.1.</text:span><text:span text:style-name="T41">5</text:span><text:span text:style-name="T36">.1. No</text:span></text:p>
      <text:p text:style-name="P115"><text:span text:style-name="T36">3.1.</text:span><text:span text:style-name="T41">5.</text:span><text:span text:style-name="T36">2. Yes</text:span></text:p>
      <text:p text:style-name="P128"><text:span text:style-name="T36">3.1</text:span><text:span text:style-name="T40">.</text:span><text:span text:style-name="T41">5</text:span><text:span text:style-name="T36">.2.1. If vaccine given, capture date when given</text:span></text:p>
      <text:p text:style-name="P86"><text:span text:style-name="T36">3.1.</text:span><text:span text:style-name="T45">6</text:span><text:span text:style-name="T36">. Ask if </text:span><text:span text:style-name="T46">PCV</text:span><text:span text:style-name="T36"> 1 vaccine given at 6 weeks or later and child is </text:span><text:span text:style-name="T16">OLDER</text:span><text:span text:style-name="T17"> </text:span><text:span text:style-name="T16">THAN OR EQUAL</text:span><text:span text:style-name="T37"> to</text:span><text:span text:style-name="T36"> 6 weeks </text:span><text:span text:style-name="T44">if it does not exist already in the system</text:span><text:span text:style-name="T36">. Possible responses are:</text:span></text:p>
      <text:p text:style-name="P116"><text:span text:style-name="T36">3.1.</text:span><text:span text:style-name="T45">6</text:span><text:span text:style-name="T36">.1. No</text:span></text:p>
      <text:p text:style-name="P116"><text:span text:style-name="T36">3.1.</text:span><text:span text:style-name="T45">6</text:span><text:span text:style-name="T36">.2. Yes</text:span></text:p>
      <text:p text:style-name="P128"><text:span text:style-name="T36">3.1.</text:span><text:span text:style-name="T45">6</text:span><text:span text:style-name="T36">.2.1. If vaccine given, capture date when given</text:span></text:p>
      <text:p text:style-name="P87"><text:span text:style-name="T36">3.1.</text:span><text:span text:style-name="T45">7</text:span><text:span text:style-name="T36">. Ask if </text:span><text:span text:style-name="T46">PCV</text:span><text:span text:style-name="T36"> </text:span><text:span text:style-name="T38">2</text:span><text:span text:style-name="T36"> vaccine given at </text:span><text:span text:style-name="T38">1 month after first dose </text:span><text:span text:style-name="T39">in #3.1.</text:span><text:span text:style-name="T45">6</text:span><text:span text:style-name="T36"> </text:span><text:span text:style-name="T44">if it does not exist already in the system</text:span><text:span text:style-name="T36">. Possible responses are:</text:span></text:p>
      <text:p text:style-name="P116"><text:span text:style-name="T36">3.1.</text:span><text:span text:style-name="T45">7</text:span><text:span text:style-name="T36">.1. No</text:span></text:p>
      <text:p text:style-name="P116"><text:span text:style-name="T36">3.1.</text:span><text:span text:style-name="T45">7</text:span><text:span text:style-name="T36">.2. Yes</text:span></text:p>
      <text:p text:style-name="P128"><text:soft-page-break/><text:span text:style-name="T36">3.1</text:span><text:span text:style-name="T40">.</text:span><text:span text:style-name="T45">7</text:span><text:span text:style-name="T36">.2.1. If vaccine given, capture date when given</text:span></text:p>
      <text:p text:style-name="P87"><text:span text:style-name="T36">3.1.</text:span><text:span text:style-name="T45">8</text:span><text:span text:style-name="T36">. Ask if </text:span><text:span text:style-name="T46">PCV</text:span><text:span text:style-name="T36"> </text:span><text:span text:style-name="T42">3</text:span><text:span text:style-name="T36"> vaccine given at </text:span><text:span text:style-name="T38">1 month after </text:span><text:span text:style-name="T43">second</text:span><text:span text:style-name="T38"> dose </text:span><text:span text:style-name="T39">in #3.1.</text:span><text:span text:style-name="T45">7</text:span><text:span text:style-name="T36"> </text:span><text:span text:style-name="T44">if it does not exist already in the system</text:span><text:span text:style-name="T36">. Possible responses are:</text:span></text:p>
      <text:p text:style-name="P116"><text:span text:style-name="T36">3.1.</text:span><text:span text:style-name="T45">8</text:span><text:span text:style-name="T36">.1. No</text:span></text:p>
      <text:p text:style-name="P116"><text:span text:style-name="T36">3.1.</text:span><text:span text:style-name="T45">8</text:span><text:span text:style-name="T41">.</text:span><text:span text:style-name="T36">2. Yes</text:span></text:p>
      <text:p text:style-name="P130"><text:span text:style-name="T36">3.1</text:span><text:span text:style-name="T40">.</text:span><text:span text:style-name="T45">8</text:span><text:span text:style-name="T36">.2.1. If vaccine given, capture date when given</text:span></text:p>
      <text:p text:style-name="P89"><text:span text:style-name="T36">3.1.</text:span><text:span text:style-name="T47">9</text:span><text:span text:style-name="T36">. Ask if </text:span><text:span text:style-name="T46">P</text:span><text:span text:style-name="T48">olio 0</text:span><text:span text:style-name="T36"> vaccine given at </text:span><text:span text:style-name="T48">less than 2</text:span><text:span text:style-name="T36"> weeks </text:span><text:span text:style-name="T48">of age</text:span><text:span text:style-name="T36"> </text:span><text:span text:style-name="T44">if it does not exist already in the system</text:span><text:span text:style-name="T36">. Possible responses are:</text:span></text:p>
      <text:p text:style-name="P118"><text:span text:style-name="T36">3.1.</text:span><text:span text:style-name="T47">9</text:span><text:span text:style-name="T36">.1. No</text:span></text:p>
      <text:p text:style-name="P118"><text:span text:style-name="T36">3.1.</text:span><text:span text:style-name="T47">9</text:span><text:span text:style-name="T36">.2. Yes</text:span></text:p>
      <text:p text:style-name="P130"><text:span text:style-name="T36">3.1.</text:span><text:span text:style-name="T47">9</text:span><text:span text:style-name="T36">.2.1. If vaccine given, capture date when given</text:span></text:p>
      <text:p text:style-name="P88"><text:span text:style-name="T36">3.1.</text:span><text:span text:style-name="T50">10</text:span><text:span text:style-name="T36">. Ask if </text:span><text:span text:style-name="T46">P</text:span><text:span text:style-name="T49">olio</text:span><text:span text:style-name="T36"> 1 vaccine given at 6 weeks or later and child is </text:span><text:span text:style-name="T16">OLDER</text:span><text:span text:style-name="T17"> </text:span><text:span text:style-name="T16">THAN OR EQUAL</text:span><text:span text:style-name="T37"> to</text:span><text:span text:style-name="T36"> 6 weeks </text:span><text:span text:style-name="T44">if it does not exist already in the system</text:span><text:span text:style-name="T36">. Possible responses are:</text:span></text:p>
      <text:p text:style-name="P117"><text:span text:style-name="T36">3.1.</text:span><text:span text:style-name="T50">10</text:span><text:span text:style-name="T36">.1. No</text:span></text:p>
      <text:p text:style-name="P117"><text:span text:style-name="T36">3.1.</text:span><text:span text:style-name="T50">10</text:span><text:span text:style-name="T36">.2. Yes</text:span></text:p>
      <text:p text:style-name="P129"><text:span text:style-name="T36">3.1.</text:span><text:span text:style-name="T50">10</text:span><text:span text:style-name="T36">.2.1. If vaccine given, capture date when given</text:span></text:p>
      <text:p text:style-name="P88"><text:span text:style-name="T36">3.1.</text:span><text:span text:style-name="T51">11</text:span><text:span text:style-name="T36">. Ask if </text:span><text:span text:style-name="T54">Polio</text:span><text:span text:style-name="T36"> </text:span><text:span text:style-name="T38">2</text:span><text:span text:style-name="T36"> vaccine given at </text:span><text:span text:style-name="T38">1 month after first dose </text:span><text:span text:style-name="T39">in #3.1.</text:span><text:span text:style-name="T52">10</text:span><text:span text:style-name="T36"> </text:span><text:span text:style-name="T44">if it does not exist already in the system</text:span><text:span text:style-name="T36">. Possible responses are:</text:span></text:p>
      <text:p text:style-name="P117"><text:span text:style-name="T36">3.1.</text:span><text:span text:style-name="T51">11</text:span><text:span text:style-name="T36">.1. No</text:span></text:p>
      <text:p text:style-name="P117"><text:span text:style-name="T36">3.1.</text:span><text:span text:style-name="T51">11</text:span><text:span text:style-name="T36">.2. Yes</text:span></text:p>
      <text:p text:style-name="P129"><text:span text:style-name="T36">3.1</text:span><text:span text:style-name="T40">.</text:span><text:span text:style-name="T51">11</text:span><text:span text:style-name="T36">.2.1. If vaccine given, capture date when given</text:span></text:p>
      <text:p text:style-name="P88"><text:span text:style-name="T36">3.1.</text:span><text:span text:style-name="T53">12</text:span><text:span text:style-name="T36">. Ask if </text:span><text:span text:style-name="T54">Polio</text:span><text:span text:style-name="T36"> </text:span><text:span text:style-name="T42">3</text:span><text:span text:style-name="T36"> vaccine given at </text:span><text:span text:style-name="T38">1 month after </text:span><text:span text:style-name="T43">second</text:span><text:span text:style-name="T38"> dose </text:span><text:span text:style-name="T39">in #3.1.</text:span><text:span text:style-name="T52">11</text:span><text:span text:style-name="T36"> </text:span><text:span text:style-name="T44">if it does not exist already in the system</text:span><text:span text:style-name="T36">. Possible responses are:</text:span></text:p>
      <text:p text:style-name="P117"><text:span text:style-name="T36">3.1.</text:span><text:span text:style-name="T55">12</text:span><text:span text:style-name="T36">.1. No</text:span></text:p>
      <text:p text:style-name="P117"><text:span text:style-name="T36">3.1.</text:span><text:span text:style-name="T55">12</text:span><text:span text:style-name="T41">.</text:span><text:span text:style-name="T36">2. Yes</text:span></text:p>
      <text:p text:style-name="P131"><text:span text:style-name="T36">3.1</text:span><text:span text:style-name="T40">.</text:span><text:span text:style-name="T55">12</text:span><text:span text:style-name="T36">.2.1. If vaccine given, capture date when given</text:span></text:p>
      <text:p text:style-name="P90"><text:span text:style-name="T36">3.1.</text:span><text:span text:style-name="T53">1</text:span><text:span text:style-name="T56">3</text:span><text:span text:style-name="T36">. Ask if </text:span><text:span text:style-name="T57">Measles</text:span><text:span text:style-name="T36"> vaccine given </text:span><text:span text:style-name="T57">if child is </text:span><text:span text:style-name="T18">GREATER THAN</text:span><text:span text:style-name="T57"> </text:span><text:span text:style-name="T19">OR</text:span><text:span text:style-name="T57"> </text:span><text:span text:style-name="T18">EQUAL</text:span><text:span text:style-name="T57"> to</text:span><text:span text:style-name="T38"> </text:span><text:span text:style-name="T58">9 </text:span><text:span text:style-name="T38">month</text:span><text:span text:style-name="T57">s</text:span><text:span text:style-name="T38"> </text:span><text:span text:style-name="T57">of age and</text:span><text:span text:style-name="T36"> </text:span><text:span text:style-name="T44">if it does not exist already in the system</text:span><text:span text:style-name="T36">. Possible responses are:</text:span></text:p>
      <text:p text:style-name="P119"><text:span text:style-name="T36">3.1.</text:span><text:span text:style-name="T55">1</text:span><text:span text:style-name="T56">3</text:span><text:span text:style-name="T36">.1. No</text:span></text:p>
      <text:p text:style-name="P119"><text:span text:style-name="T36">3.1.</text:span><text:span text:style-name="T55">1</text:span><text:span text:style-name="T56">3</text:span><text:span text:style-name="T41">.</text:span><text:span text:style-name="T36">2. Yes</text:span></text:p>
      <text:p text:style-name="P132"><text:span text:style-name="T36">3.1</text:span><text:span text:style-name="T40">.</text:span><text:span text:style-name="T55">1</text:span><text:span text:style-name="T56">3</text:span><text:span text:style-name="T36">.2.1. If vaccine given, capture date when given</text:span></text:p>
      <text:p text:style-name="P91"><text:span text:style-name="T36">3.1.</text:span><text:span text:style-name="T53">1</text:span><text:span text:style-name="T59">4</text:span><text:span text:style-name="T36">. </text:span><text:span text:style-name="T60">Capture mother's HIV status</text:span><text:span text:style-name="T36">. Possible responses are:</text:span></text:p>
      <text:p text:style-name="P120"><text:span text:style-name="T36">3.1.</text:span><text:span text:style-name="T55">1</text:span><text:span text:style-name="T59">4</text:span><text:span text:style-name="T36">.1. N</text:span><text:span text:style-name="T60">egative</text:span></text:p>
      <text:p text:style-name="P120"><text:span text:style-name="T36">3.1.</text:span><text:span text:style-name="T55">1</text:span><text:span text:style-name="T59">4</text:span><text:span text:style-name="T41">.</text:span><text:span text:style-name="T36">2. </text:span><text:span text:style-name="T60">Positive</text:span></text:p>
      <text:p text:style-name="P132"><text:span text:style-name="T36">3.1</text:span><text:span text:style-name="T40">.</text:span><text:span text:style-name="T55">1</text:span><text:span text:style-name="T59">4</text:span><text:span text:style-name="T36">.2.1. If </text:span><text:span text:style-name="T60">mother is positive, have the child tested for HIV status</text:span></text:p>
      <text:p text:style-name="P135"/>
      <text:list xml:id="list841886553" text:continue-numbering="true" text:style-name="L1">
        <text:list-item>
          <text:p text:style-name="P233"><text:span text:style-name="T63">Vitamin A supplementation </text:span><text:span text:style-name="T74">and </text:span><text:span text:style-name="T66">De-worming schedule</text:span></text:p>
        </text:list-item>
      </text:list>
      <text:p text:style-name="P12">4.1. Give VITAMIN A every 6 months from 6 months of age until 5 years</text:p>
      <text:p text:style-name="P108">4.1.1. If child is below 12 months, give dosage of 100,000 IU</text:p>
      <text:p text:style-name="P107"><text:span text:style-name="T65">4.1.2. If child is </text:span><text:span text:style-name="T20">OLDER THAN OR EQUAL</text:span><text:span text:style-name="T65"> to 12 months, give a dosage of 200,000 IU</text:span></text:p>
      <text:p text:style-name="P109">4.1.3. Capture date when each dosage of VITAMIN A is given to child</text:p>
      <text:p text:style-name="P110"/>
      <text:p text:style-name="P137"><text:span text:style-name="T76">4</text:span><text:span text:style-name="T67">.</text:span><text:span text:style-name="T76">2</text:span><text:span text:style-name="T67">. </text:span><text:span text:style-name="T68">Give de-worming tablets every 6 months from 12 months of age.</text:span></text:p>
      <text:p text:style-name="P26"><text:span text:style-name="T76">4</text:span><text:span text:style-name="T70">.</text:span><text:span text:style-name="T76">2</text:span><text:span text:style-name="T70">.1. If Albendazole is </text:span><text:span text:style-name="T71">to be given</text:span><text:span text:style-name="T70">:</text:span></text:p>
      <text:p text:style-name="P139"><text:span text:style-name="T76">4.2</text:span><text:span text:style-name="T69">.</text:span><text:span text:style-name="T70">1</text:span><text:span text:style-name="T69">.</text:span><text:span text:style-name="T70">1.</text:span><text:span text:style-name="T69"> If child is aged between 12-23 months, give half tablet of </text:span><text:soft-page-break/><text:span text:style-name="T69"><text:tab/>Albendazole</text:span></text:p>
      <text:p text:style-name="P140"><text:span text:style-name="T76">4.2</text:span><text:span text:style-name="T70">.</text:span><text:span text:style-name="T71">1.</text:span><text:span text:style-name="T70">2. If child is aged between 24-59 months, give 1 tablet of <text:tab/>Albendazole</text:span></text:p>
      <text:p text:style-name="P27"><text:span text:style-name="T77">4.2</text:span><text:span text:style-name="T71">.2. </text:span><text:span text:style-name="T21">OR</text:span><text:span text:style-name="T71"> if Mebendazole is to given:</text:span></text:p>
      <text:p text:style-name="P141"><text:span text:style-name="T78">4.2</text:span><text:span text:style-name="T72">.2.1. </text:span><text:span text:style-name="T73">Give 1 tablet for children aged 12-59 months</text:span></text:p>
      <text:p text:style-name="P71">4.2.3. Capture date when dosage given</text:p>
      <text:p text:style-name="P18">4.3. Ask if long-lasting insecticidal nets for malaria given. Possible responses are:</text:p>
      <text:p text:style-name="P72">4.3.1. No</text:p>
      <text:p text:style-name="P72">4.3.2. Yes</text:p>
      <text:p text:style-name="P186">4.3.2.1. If given, capture date when given</text:p>
      <text:p text:style-name="P138"/>
      <text:list xml:id="list1131241886" text:continue-numbering="true" text:style-name="L1">
        <text:list-item>
          <text:p text:style-name="P234">Reason for special care</text:p>
        </text:list-item>
      </text:list>
      <text:p text:style-name="P19">5.1. Check if child needs special care</text:p>
      <text:p text:style-name="P73">5.1.1. Capture if birth weight of child is less than 2500g. Possible responses are:</text:p>
      <text:p text:style-name="P187">5.1.1.1. Yes</text:p>
      <text:p text:style-name="P187">5.1.1.2. No</text:p>
      <text:p text:style-name="P74">5.1.2. Capture if birth less than 2 years since last birth of other child from the <text:tab/>same mother. Possible responses are:</text:p>
      <text:p text:style-name="P188">5.1.2.1. Yes</text:p>
      <text:p text:style-name="P188">5.1.2.2. No</text:p>
      <text:p text:style-name="P28"><text:span text:style-name="T82">5.1.3. Capture if 2 or more children in family have died. </text:span><text:span text:style-name="T81">Possible responses are:</text:span></text:p>
      <text:p text:style-name="P142"><text:span text:style-name="T81">5.1.</text:span><text:span text:style-name="T82">3</text:span><text:span text:style-name="T81">.1. Yes</text:span></text:p>
      <text:p text:style-name="P142"><text:span text:style-name="T81">5.1.</text:span><text:span text:style-name="T82">3</text:span><text:span text:style-name="T81">.2. No</text:span></text:p>
      <text:p text:style-name="P29"><text:span text:style-name="T83">5.1.4. Capture if child exposed to HIV. </text:span><text:span text:style-name="T81">Possible responses are:</text:span></text:p>
      <text:p text:style-name="P143"><text:span text:style-name="T81">5.1.</text:span><text:span text:style-name="T83">4</text:span><text:span text:style-name="T81">.1. Yes</text:span></text:p>
      <text:p text:style-name="P143"><text:span text:style-name="T81">5.1.</text:span><text:span text:style-name="T83">4</text:span><text:span text:style-name="T81">.2. No</text:span></text:p>
      <text:p text:style-name="P30"><text:span text:style-name="T84">5.1.5. Capture if child is an orphan. </text:span><text:span text:style-name="T81">Possible responses are:</text:span></text:p>
      <text:p text:style-name="P144"><text:span text:style-name="T81">5.1.</text:span><text:span text:style-name="T84">5</text:span><text:span text:style-name="T81">.1. Yes</text:span></text:p>
      <text:p text:style-name="P144"><text:span text:style-name="T81">5.1.</text:span><text:span text:style-name="T84">5</text:span><text:span text:style-name="T81">.2. No</text:span></text:p>
      <text:p text:style-name="P31"><text:span text:style-name="T85">5.1.6. Capture if child is fifth child or more. </text:span><text:span text:style-name="T81">Possible responses are:</text:span></text:p>
      <text:p text:style-name="P145"><text:span text:style-name="T81">5.1.</text:span><text:span text:style-name="T85">6</text:span><text:span text:style-name="T81">.1. Yes</text:span></text:p>
      <text:p text:style-name="P145"><text:span text:style-name="T81">5.1.</text:span><text:span text:style-name="T85">6</text:span><text:span text:style-name="T81">.2. No</text:span></text:p>
      <text:p text:style-name="P32"><text:span text:style-name="T86">5.1.7. Capture if child is a twin. </text:span><text:span text:style-name="T81">Possible responses are:</text:span></text:p>
      <text:p text:style-name="P146"><text:span text:style-name="T81">5.1.</text:span><text:span text:style-name="T86">7</text:span><text:span text:style-name="T81">.1. Yes</text:span></text:p>
      <text:p text:style-name="P146"><text:span text:style-name="T81">5.1.</text:span><text:span text:style-name="T86">7</text:span><text:span text:style-name="T81">.2. No</text:span></text:p>
      <text:p text:style-name="P33"><text:span text:style-name="T87">5.1.8. Ask if there is any other reason for special care. </text:span><text:span text:style-name="T81">Possible responses are:</text:span></text:p>
      <text:p text:style-name="P147"><text:span text:style-name="T81">5.1.</text:span><text:span text:style-name="T87">8</text:span><text:span text:style-name="T81">.1. </text:span><text:span text:style-name="T87">No</text:span></text:p>
      <text:p text:style-name="P147"><text:span text:style-name="T81">5.1.</text:span><text:span text:style-name="T87">8</text:span><text:span text:style-name="T81">.2. </text:span><text:span text:style-name="T87">Yes</text:span></text:p>
      <text:p text:style-name="P208">5.1.8.2.1. If there is another reason, capture the specific reason</text:p>
      <text:p text:style-name="P34"><text:span text:style-name="T88">5.1.9. If the child has any of the issues true in #5.1.</text:span><text:span text:style-name="T89">1 to #5.1.8</text:span><text:span text:style-name="T88">, the child needs <text:tab/>special care</text:span></text:p>
      <text:p text:style-name="P19"/>
      <text:list xml:id="list1687264095" text:continue-numbering="true" text:style-name="L1">
        <text:list-item>
          <text:p text:style-name="P235">Initial new born record</text:p>
        </text:list-item>
      </text:list>
      <text:p text:style-name="P15"><text:span text:style-name="T90">6.1. Capture details about the birth of the child </text:span><text:span text:style-name="T91">if the data does not exist in the system</text:span></text:p>
      <text:p text:style-name="P75">6.1.1. Capture place of birth. Possible responses are:</text:p>
      <text:p text:style-name="P189">6.1.1.1. Home</text:p>
      <text:p text:style-name="P189">6.1.1.2. Facility</text:p>
      <text:p text:style-name="P38"><text:span text:style-name="T90">6.1.2. Capture </text:span><text:span text:style-name="T92">birth weight in grams (g)</text:span></text:p>
      <text:p text:style-name="P76">6.1.3. Capture birth length in centimeters (cm)</text:p>
      <text:p text:style-name="P77"><text:soft-page-break/>6.1.4. Capture head circumference</text:p>
      <text:p text:style-name="P39"><text:span text:style-name="T93">6.1.5. </text:span><text:span text:style-name="T94">Capture observation on eyes. Possible responses are:</text:span></text:p>
      <text:p text:style-name="P190">6.1.5.1. Normal</text:p>
      <text:p text:style-name="P190">6.1.5.2. Abnormal</text:p>
      <text:p text:style-name="P190">6.1.5.3. Specify</text:p>
      <text:p text:style-name="P209">6.1.5.3.1. If specify, capture the specific observation</text:p>
      <text:p text:style-name="P40"><text:span text:style-name="T93">6.1.</text:span><text:span text:style-name="T95">6</text:span><text:span text:style-name="T93">. </text:span><text:span text:style-name="T94">Capture observation on </text:span><text:span text:style-name="T95">mouth</text:span><text:span text:style-name="T94">. Possible responses are:</text:span></text:p>
      <text:p text:style-name="P150"><text:span text:style-name="T94">6.1.</text:span><text:span text:style-name="T95">6</text:span><text:span text:style-name="T94">.1. Normal</text:span></text:p>
      <text:p text:style-name="P150"><text:span text:style-name="T94">6.1.</text:span><text:span text:style-name="T95">6</text:span><text:span text:style-name="T94">.2. Abnormal</text:span></text:p>
      <text:p text:style-name="P150"><text:span text:style-name="T94">6.1.</text:span><text:span text:style-name="T95">6</text:span><text:span text:style-name="T94">.3. Specify</text:span></text:p>
      <text:p text:style-name="P200"><text:span text:style-name="T94">6.1.</text:span><text:span text:style-name="T96">6</text:span><text:span text:style-name="T94">.3.1. If specify, capture the specific observation</text:span></text:p>
      <text:p text:style-name="P41"><text:span text:style-name="T93">6.1.</text:span><text:span text:style-name="T97">7</text:span><text:span text:style-name="T93">. </text:span><text:span text:style-name="T94">Capture observation on </text:span><text:span text:style-name="T98">umbilicus</text:span><text:span text:style-name="T94">. Possible responses are:</text:span></text:p>
      <text:p text:style-name="P151"><text:span text:style-name="T94">6.1.</text:span><text:span text:style-name="T97">7</text:span><text:span text:style-name="T94">.1. Normal</text:span></text:p>
      <text:p text:style-name="P151"><text:span text:style-name="T94">6.1.</text:span><text:span text:style-name="T97">7</text:span><text:span text:style-name="T94">.2. Abnormal</text:span></text:p>
      <text:p text:style-name="P151"><text:span text:style-name="T94">6.1.</text:span><text:span text:style-name="T97">7</text:span><text:span text:style-name="T94">.3. Specify</text:span></text:p>
      <text:p text:style-name="P201"><text:span text:style-name="T94">6.1.</text:span><text:span text:style-name="T97">7</text:span><text:span text:style-name="T94">.3.1. If specify, capture the specific observation</text:span></text:p>
      <text:p text:style-name="P42"><text:span text:style-name="T93">6.1.</text:span><text:span text:style-name="T99">8</text:span><text:span text:style-name="T93">. </text:span><text:span text:style-name="T94">Capture observation on </text:span><text:span text:style-name="T101">fingers</text:span><text:span text:style-name="T94">. Possible responses are:</text:span></text:p>
      <text:p text:style-name="P152"><text:span text:style-name="T94">6.1.</text:span><text:span text:style-name="T99">8</text:span><text:span text:style-name="T94">.1. Normal</text:span></text:p>
      <text:p text:style-name="P152"><text:span text:style-name="T94">6.1.</text:span><text:span text:style-name="T99">8</text:span><text:span text:style-name="T94">.2. Abnormal</text:span></text:p>
      <text:p text:style-name="P152"><text:span text:style-name="T94">6.1.</text:span><text:span text:style-name="T99">8</text:span><text:span text:style-name="T94">.3. Specify</text:span></text:p>
      <text:p text:style-name="P202"><text:span text:style-name="T94">6.1.</text:span><text:span text:style-name="T99">8</text:span><text:span text:style-name="T94">.3.1. If specify, capture the specific observation</text:span></text:p>
      <text:p text:style-name="P43"><text:span text:style-name="T93">6.1.</text:span><text:span text:style-name="T100">9</text:span><text:span text:style-name="T93">. </text:span><text:span text:style-name="T94">Capture observation on </text:span><text:span text:style-name="T102">toes</text:span><text:span text:style-name="T94">. Possible responses are:</text:span></text:p>
      <text:p text:style-name="P153"><text:span text:style-name="T94">6.1.</text:span><text:span text:style-name="T100">9</text:span><text:span text:style-name="T94">.1. Normal</text:span></text:p>
      <text:p text:style-name="P153"><text:span text:style-name="T94">6.1.</text:span><text:span text:style-name="T100">9</text:span><text:span text:style-name="T94">.2. Abnormal</text:span></text:p>
      <text:p text:style-name="P153"><text:span text:style-name="T94">6.1.</text:span><text:span text:style-name="T100">9</text:span><text:span text:style-name="T94">.3. Specify</text:span></text:p>
      <text:p text:style-name="P203"><text:span text:style-name="T94">6.1.</text:span><text:span text:style-name="T100">9</text:span><text:span text:style-name="T94">.3.1. If specify, capture the specific observation</text:span></text:p>
      <text:p text:style-name="P44"><text:span text:style-name="T93">6.1.</text:span><text:span text:style-name="T103">10</text:span><text:span text:style-name="T93">. </text:span><text:span text:style-name="T94">Capture observation on </text:span><text:span text:style-name="T104">feet</text:span><text:span text:style-name="T94">. Possible responses are:</text:span></text:p>
      <text:p text:style-name="P154"><text:span text:style-name="T94">6.1.</text:span><text:span text:style-name="T103">10</text:span><text:span text:style-name="T94">.1. Normal</text:span></text:p>
      <text:p text:style-name="P154"><text:span text:style-name="T94">6.1.</text:span><text:span text:style-name="T103">10</text:span><text:span text:style-name="T94">.2. Abnormal</text:span></text:p>
      <text:p text:style-name="P154"><text:span text:style-name="T94">6.1.</text:span><text:span text:style-name="T103">10</text:span><text:span text:style-name="T94">.3. Specify</text:span></text:p>
      <text:p text:style-name="P204"><text:span text:style-name="T94">6.1.</text:span><text:span text:style-name="T103">10</text:span><text:span text:style-name="T94">.3.1. If specify, capture the specific observation</text:span></text:p>
      <text:p text:style-name="P45"><text:span text:style-name="T93">6.1.</text:span><text:span text:style-name="T106">11</text:span><text:span text:style-name="T93">. </text:span><text:span text:style-name="T94">Capture observation on </text:span><text:span text:style-name="T105">spine</text:span><text:span text:style-name="T94">. Possible responses are:</text:span></text:p>
      <text:p text:style-name="P155"><text:span text:style-name="T94">6.1.</text:span><text:span text:style-name="T106">11</text:span><text:span text:style-name="T94">.1. Normal</text:span></text:p>
      <text:p text:style-name="P155"><text:span text:style-name="T94">6.1.</text:span><text:span text:style-name="T106">11</text:span><text:span text:style-name="T94">.2. Abnormal</text:span></text:p>
      <text:p text:style-name="P155"><text:span text:style-name="T94">6.1.</text:span><text:span text:style-name="T106">11</text:span><text:span text:style-name="T94">.3. Specify</text:span></text:p>
      <text:p text:style-name="P205"><text:span text:style-name="T94">6.1.</text:span><text:span text:style-name="T106">11</text:span><text:span text:style-name="T94">.3.1. If specify, capture the specific observation</text:span></text:p>
      <text:p text:style-name="P46"><text:span text:style-name="T93">6.1.</text:span><text:span text:style-name="T107">12</text:span><text:span text:style-name="T93">. </text:span><text:span text:style-name="T94">Capture observation on </text:span><text:span text:style-name="T108">genitalia</text:span><text:span text:style-name="T94">. Possible responses are:</text:span></text:p>
      <text:p text:style-name="P156"><text:span text:style-name="T94">6.1.</text:span><text:span text:style-name="T107">12</text:span><text:span text:style-name="T94">.1. Normal</text:span></text:p>
      <text:p text:style-name="P156"><text:span text:style-name="T94">6.1.</text:span><text:span text:style-name="T107">12</text:span><text:span text:style-name="T94">.2. Abnormal</text:span></text:p>
      <text:p text:style-name="P156"><text:span text:style-name="T94">6.1.</text:span><text:span text:style-name="T107">12</text:span><text:span text:style-name="T94">.3. Specify</text:span></text:p>
      <text:p text:style-name="P206"><text:span text:style-name="T94">6.1.</text:span><text:span text:style-name="T107">12</text:span><text:span text:style-name="T94">.3.1. If specify, capture the specific observation</text:span></text:p>
      <text:p text:style-name="P47"><text:span text:style-name="T93">6.1.</text:span><text:span text:style-name="T109">13</text:span><text:span text:style-name="T93">. </text:span><text:span text:style-name="T94">Capture observation on </text:span><text:span text:style-name="T110">rectum</text:span><text:span text:style-name="T94">. Possible responses are:</text:span></text:p>
      <text:p text:style-name="P157"><text:span text:style-name="T94">6.1.</text:span><text:span text:style-name="T109">13</text:span><text:span text:style-name="T94">.1. Normal</text:span></text:p>
      <text:p text:style-name="P157"><text:span text:style-name="T94">6.1.</text:span><text:span text:style-name="T109">13</text:span><text:span text:style-name="T94">.2. Abnormal</text:span></text:p>
      <text:p text:style-name="P157"><text:span text:style-name="T94">6.1.</text:span><text:span text:style-name="T109">13</text:span><text:span text:style-name="T94">.3. Specify</text:span></text:p>
      <text:p text:style-name="P207"><text:span text:style-name="T94">6.1.</text:span><text:span text:style-name="T109">13</text:span><text:span text:style-name="T94">.3.1. If specify, capture the specific observation</text:span></text:p>
      <text:p text:style-name="P48"><text:span text:style-name="T93">6.1.</text:span><text:span text:style-name="T111">14</text:span><text:span text:style-name="T93">. </text:span><text:span text:style-name="T94">Capture observation on </text:span><text:span text:style-name="T112">suckling reflex</text:span><text:span text:style-name="T94">. Possible responses are:</text:span></text:p>
      <text:p text:style-name="P158"><text:span text:style-name="T94">6.1.</text:span><text:span text:style-name="T111">14</text:span><text:span text:style-name="T94">.1. Normal</text:span></text:p>
      <text:p text:style-name="P158"><text:span text:style-name="T94">6.1.</text:span><text:span text:style-name="T111">14</text:span><text:span text:style-name="T94">.2. Abnormal</text:span></text:p>
      <text:p text:style-name="P158"><text:soft-page-break/><text:span text:style-name="T94">6.1.</text:span><text:span text:style-name="T111">14</text:span><text:span text:style-name="T94">.3. Specify</text:span></text:p>
      <text:p text:style-name="P207"><text:span text:style-name="T94">6.1.</text:span><text:span text:style-name="T111">14</text:span><text:span text:style-name="T94">.3.1. If specify, capture the specific observation</text:span></text:p>
      <text:p text:style-name="P20"/>
      <text:list xml:id="list1615340844" text:continue-numbering="true" text:style-name="L1">
        <text:list-item>
          <text:p text:style-name="P236">Assessment of danger signs at one week postnatal check</text:p>
        </text:list-item>
      </text:list>
      <text:p text:style-name="P16"><text:span text:style-name="T113">7.1. </text:span><text:span text:style-name="T114">One week after the child is born, conduct the following checks:</text:span></text:p>
      <text:p text:style-name="P78">7.1.1. Capture if the child has fever. Possible responses are:</text:p>
      <text:p text:style-name="P191">7.1.1.1. Yes</text:p>
      <text:p text:style-name="P192">7.1.1.2. No</text:p>
      <text:p text:style-name="P49"><text:span text:style-name="T114">7.1.</text:span><text:span text:style-name="T115">2</text:span><text:span text:style-name="T114">. Capture if the child </text:span><text:span text:style-name="T115">is breathing fast</text:span><text:span text:style-name="T114">. Possible responses are:</text:span></text:p>
      <text:p text:style-name="P159"><text:span text:style-name="T114">7.1.</text:span><text:span text:style-name="T115">2</text:span><text:span text:style-name="T114">.1. Yes</text:span></text:p>
      <text:p text:style-name="P160"><text:span text:style-name="T114">7.1.</text:span><text:span text:style-name="T115">2</text:span><text:span text:style-name="T114">.2. No</text:span></text:p>
      <text:p text:style-name="P50"><text:span text:style-name="T114">7.1.</text:span><text:span text:style-name="T116">4</text:span><text:span text:style-name="T114">. Capture if the child has </text:span><text:span text:style-name="T117">a bulging fontanelle</text:span><text:span text:style-name="T114">. Possible responses are:</text:span></text:p>
      <text:p text:style-name="P161"><text:span text:style-name="T114">7.1.</text:span><text:span text:style-name="T116">4</text:span><text:span text:style-name="T114">.1. Yes</text:span></text:p>
      <text:p text:style-name="P162"><text:span text:style-name="T114">7.1.</text:span><text:span text:style-name="T116">4</text:span><text:span text:style-name="T114">.2. No</text:span></text:p>
      <text:p text:style-name="P51"><text:span text:style-name="T114">7.1.</text:span><text:span text:style-name="T117">5</text:span><text:span text:style-name="T114">. Capture if the child has </text:span><text:span text:style-name="T118">umbilicus discharging</text:span><text:span text:style-name="T114">. Possible responses are:</text:span></text:p>
      <text:p text:style-name="P162"><text:span text:style-name="T114">7.1.</text:span><text:span text:style-name="T117">5</text:span><text:span text:style-name="T114">.1. Yes</text:span></text:p>
      <text:p text:style-name="P163"><text:span text:style-name="T114">7.1.</text:span><text:span text:style-name="T117">5</text:span><text:span text:style-name="T114">.2. No</text:span></text:p>
      <text:p text:style-name="P52"><text:span text:style-name="T114">7.1.</text:span><text:span text:style-name="T119">6</text:span><text:span text:style-name="T114">. Capture if the child has </text:span><text:span text:style-name="T120">cyanosis</text:span><text:span text:style-name="T114">. Possible responses are:</text:span></text:p>
      <text:p text:style-name="P163"><text:span text:style-name="T114">7.1.</text:span><text:span text:style-name="T119">6</text:span><text:span text:style-name="T114">.1. Yes</text:span></text:p>
      <text:p text:style-name="P164"><text:span text:style-name="T114">7.1.</text:span><text:span text:style-name="T119">6</text:span><text:span text:style-name="T114">.2. No</text:span></text:p>
      <text:p text:style-name="P53"><text:span text:style-name="T114">7.1.</text:span><text:span text:style-name="T121">7</text:span><text:span text:style-name="T114">. Capture if the child has </text:span><text:span text:style-name="T122">jaundice</text:span><text:span text:style-name="T114">. Possible responses are:</text:span></text:p>
      <text:p text:style-name="P164"><text:span text:style-name="T114">7.1.</text:span><text:span text:style-name="T121">7</text:span><text:span text:style-name="T114">.1. Yes</text:span></text:p>
      <text:p text:style-name="P165"><text:span text:style-name="T114">7.1.</text:span><text:span text:style-name="T121">7</text:span><text:span text:style-name="T114">.2. No</text:span></text:p>
      <text:p text:style-name="P54"><text:span text:style-name="T114">7.1.</text:span><text:span text:style-name="T123">8</text:span><text:span text:style-name="T114">. Capture if the child has </text:span><text:span text:style-name="T124">eye discharging</text:span><text:span text:style-name="T114">. Possible responses are:</text:span></text:p>
      <text:p text:style-name="P165"><text:span text:style-name="T114">7.1.</text:span><text:span text:style-name="T123">8</text:span><text:span text:style-name="T114">.1. Yes</text:span></text:p>
      <text:p text:style-name="P166"><text:span text:style-name="T114">7.1.</text:span><text:span text:style-name="T123">8</text:span><text:span text:style-name="T114">.2. No</text:span></text:p>
      <text:p text:style-name="P55"><text:span text:style-name="T114">7.1.</text:span><text:span text:style-name="T125">9</text:span><text:span text:style-name="T114">. Capture if the child </text:span><text:span text:style-name="T126">is not suckling</text:span><text:span text:style-name="T114">. Possible responses are:</text:span></text:p>
      <text:p text:style-name="P166"><text:span text:style-name="T114">7.1.</text:span><text:span text:style-name="T125">9</text:span><text:span text:style-name="T114">.1. Yes</text:span></text:p>
      <text:p text:style-name="P166"><text:span text:style-name="T114">7.1.</text:span><text:span text:style-name="T125">9</text:span><text:span text:style-name="T114">.2. No</text:span></text:p>
      <text:p text:style-name="P6"/>
      <text:list xml:id="list1047457116" text:continue-numbering="true" text:style-name="L1">
        <text:list-item>
          <text:p text:style-name="P237">Family medical history (diseases among relatives)</text:p>
        </text:list-item>
      </text:list>
      <text:p text:style-name="P17"><text:span text:style-name="T127">8.1. </text:span><text:span text:style-name="T128">Find out any relevant family medical history for the child as follows:</text:span></text:p>
      <text:p text:style-name="P79">8.1.1. Capture if the family has a history of allergies. Possible responses are:</text:p>
      <text:p text:style-name="P193">8.1.1.1. Yes</text:p>
      <text:p text:style-name="P193">8.1.1.2. No</text:p>
      <text:p text:style-name="P56"><text:span text:style-name="T128">8.1.2. Capture if the family has a history of </text:span><text:span text:style-name="T129">mental </text:span><text:span text:style-name="T153">disorder</text:span><text:span text:style-name="T128">. Possible responses are:</text:span></text:p>
      <text:p text:style-name="P193">8.1.2.1. Yes</text:p>
      <text:p text:style-name="P194">8.1.2.2. No</text:p>
      <text:p text:style-name="P57"><text:span text:style-name="T128">8.1.</text:span><text:span text:style-name="T130">4</text:span><text:span text:style-name="T128">. Capture if the family has a history of </text:span><text:span text:style-name="T131">neoplasm</text:span><text:span text:style-name="T128">. Possible responses are:</text:span></text:p>
      <text:p text:style-name="P167"><text:span text:style-name="T128">8.1.</text:span><text:span text:style-name="T130">4</text:span><text:span text:style-name="T128">.1. Yes</text:span></text:p>
      <text:p text:style-name="P168"><text:span text:style-name="T128">8.1.</text:span><text:span text:style-name="T130">4</text:span><text:span text:style-name="T128">.2. No</text:span></text:p>
      <text:p text:style-name="P58"><text:span text:style-name="T128">8.1.</text:span><text:span text:style-name="T132">5</text:span><text:span text:style-name="T128">. Capture if the family has a history of </text:span><text:span text:style-name="T133">asthma</text:span><text:span text:style-name="T128">. Possible responses are:</text:span></text:p>
      <text:p text:style-name="P168"><text:span text:style-name="T128">8.1.</text:span><text:span text:style-name="T132">5</text:span><text:span text:style-name="T128">.1. Yes</text:span></text:p>
      <text:p text:style-name="P169"><text:span text:style-name="T128">8.1.</text:span><text:span text:style-name="T132">5</text:span><text:span text:style-name="T128">.2. No</text:span></text:p>
      <text:p text:style-name="P59"><text:span text:style-name="T128">8.1.</text:span><text:span text:style-name="T134">6</text:span><text:span text:style-name="T128">. Capture if the family has a history of </text:span><text:span text:style-name="T135">diabetes</text:span><text:span text:style-name="T128">. Possible responses are:</text:span></text:p>
      <text:p text:style-name="P169"><text:span text:style-name="T128">8.1.</text:span><text:span text:style-name="T134">6</text:span><text:span text:style-name="T128">.1. Yes</text:span></text:p>
      <text:p text:style-name="P170"><text:span text:style-name="T128">8.1.</text:span><text:span text:style-name="T134">6</text:span><text:span text:style-name="T128">.2. No</text:span></text:p>
      <text:p text:style-name="P60"><text:span text:style-name="T128">8.1.</text:span><text:span text:style-name="T136">7</text:span><text:span text:style-name="T128">. Capture if the family has a history of </text:span><text:span text:style-name="T137">cardiovascular</text:span><text:span text:style-name="T128">. Possible responses </text:span><text:soft-page-break/><text:span text:style-name="T128"><text:tab/>are:</text:span></text:p>
      <text:p text:style-name="P170"><text:span text:style-name="T128">8.1.</text:span><text:span text:style-name="T136">7</text:span><text:span text:style-name="T128">.1. Yes</text:span></text:p>
      <text:p text:style-name="P171"><text:span text:style-name="T128">8.1.</text:span><text:span text:style-name="T136">7</text:span><text:span text:style-name="T128">.2. No</text:span></text:p>
      <text:p text:style-name="P61"><text:span text:style-name="T128">8.1.</text:span><text:span text:style-name="T138">8</text:span><text:span text:style-name="T128">. Capture if the family has a history of </text:span><text:span text:style-name="T139">endocrine</text:span><text:span text:style-name="T128">. Possible responses are:</text:span></text:p>
      <text:p text:style-name="P171"><text:span text:style-name="T128">8.1.</text:span><text:span text:style-name="T138">8</text:span><text:span text:style-name="T128">.1. Yes</text:span></text:p>
      <text:p text:style-name="P172"><text:span text:style-name="T128">8.1.</text:span><text:span text:style-name="T138">8</text:span><text:span text:style-name="T128">.2. No</text:span></text:p>
      <text:p text:style-name="P62"><text:span text:style-name="T128">8.1.</text:span><text:span text:style-name="T140">9</text:span><text:span text:style-name="T128">. Capture if the family has a history of </text:span><text:span text:style-name="T140">hypertension</text:span><text:span text:style-name="T128">. Possible responses <text:tab/>are:</text:span></text:p>
      <text:p text:style-name="P172"><text:span text:style-name="T128">8.1.</text:span><text:span text:style-name="T140">9</text:span><text:span text:style-name="T128">.1. Yes</text:span></text:p>
      <text:p text:style-name="P173"><text:span text:style-name="T128">8.1.</text:span><text:span text:style-name="T140">9</text:span><text:span text:style-name="T128">.2. No</text:span></text:p>
      <text:p text:style-name="P63"><text:span text:style-name="T128">8.1.1</text:span><text:span text:style-name="T141">0</text:span><text:span text:style-name="T128">. Capture if the family has a history of </text:span><text:span text:style-name="T141">rheumatism</text:span><text:span text:style-name="T128">. Possible responses <text:tab/>are:</text:span></text:p>
      <text:p text:style-name="P173"><text:span text:style-name="T128">8.1.1</text:span><text:span text:style-name="T141">0</text:span><text:span text:style-name="T128">.1. Yes</text:span></text:p>
      <text:p text:style-name="P174"><text:span text:style-name="T128">8.1.1</text:span><text:span text:style-name="T141">0</text:span><text:span text:style-name="T128">.2. No</text:span></text:p>
      <text:p text:style-name="P64"><text:span text:style-name="T128">8.1.1</text:span><text:span text:style-name="T142">1</text:span><text:span text:style-name="T128">. Capture if the family has a history of </text:span><text:span text:style-name="T143">sickle cell</text:span><text:span text:style-name="T128">. Possible responses are:</text:span></text:p>
      <text:p text:style-name="P174"><text:span text:style-name="T128">8.1.1</text:span><text:span text:style-name="T142">1</text:span><text:span text:style-name="T128">.1. Yes</text:span></text:p>
      <text:p text:style-name="P174"><text:span text:style-name="T128">8.1.1</text:span><text:span text:style-name="T142">1</text:span><text:span text:style-name="T128">.2. No</text:span></text:p>
      <text:p text:style-name="P7"/>
      <text:list xml:id="list1864007514" text:continue-numbering="true" text:style-name="L1">
        <text:list-item>
          <text:p text:style-name="P238">Medical history</text:p>
        </text:list-item>
      </text:list>
      <text:p text:style-name="P21">9.1. Capture relevant medical history for the child as follows:</text:p>
      <text:p text:style-name="P65"><text:span text:style-name="T144">9.1.1. Capture if the child ha</text:span><text:span text:style-name="T158">s ever had</text:span><text:span text:style-name="T144"> asthma. Possible responses are:</text:span></text:p>
      <text:p text:style-name="P195">9.1.1.1. Yes</text:p>
      <text:p text:style-name="P196">9.1.1.2. No</text:p>
      <text:p text:style-name="P66"><text:span text:style-name="T144">9.1.</text:span><text:span text:style-name="T145">2</text:span><text:span text:style-name="T144">. Capture if the child ha</text:span><text:span text:style-name="T158">s ever had</text:span><text:span text:style-name="T144"> </text:span><text:span text:style-name="T146">diabetes</text:span><text:span text:style-name="T144">. Possible responses are:</text:span></text:p>
      <text:p text:style-name="P175"><text:span text:style-name="T144">9.1.</text:span><text:span text:style-name="T145">2</text:span><text:span text:style-name="T144">.1. Yes</text:span></text:p>
      <text:p text:style-name="P176"><text:span text:style-name="T144">9.1.</text:span><text:span text:style-name="T145">2</text:span><text:span text:style-name="T144">.2. No</text:span></text:p>
      <text:p text:style-name="P66"><text:span text:style-name="T144">9.1.</text:span><text:span text:style-name="T147">3</text:span><text:span text:style-name="T144">. Capture if the child ha</text:span><text:span text:style-name="T158">s ever had</text:span><text:span text:style-name="T144"> </text:span><text:span text:style-name="T148">epilepsy</text:span><text:span text:style-name="T144">. Possible responses are:</text:span></text:p>
      <text:p text:style-name="P176"><text:span text:style-name="T144">9.1.</text:span><text:span text:style-name="T147">3</text:span><text:span text:style-name="T144">.1. Yes</text:span></text:p>
      <text:p text:style-name="P177"><text:span text:style-name="T144">9.1.</text:span><text:span text:style-name="T147">3</text:span><text:span text:style-name="T144">.2. No</text:span></text:p>
      <text:p text:style-name="P66"><text:span text:style-name="T144">9.1.</text:span><text:span text:style-name="T149">4</text:span><text:span text:style-name="T144">. Capture if the child ha</text:span><text:span text:style-name="T158">s ever had</text:span><text:span text:style-name="T144"> </text:span><text:span text:style-name="T150">hysteria</text:span><text:span text:style-name="T144">. Possible responses are:</text:span></text:p>
      <text:p text:style-name="P177"><text:span text:style-name="T144">9.1.</text:span><text:span text:style-name="T149">4</text:span><text:span text:style-name="T144">.1. Yes</text:span></text:p>
      <text:p text:style-name="P178"><text:span text:style-name="T144">9.1.</text:span><text:span text:style-name="T149">4</text:span><text:span text:style-name="T144">.2. No</text:span></text:p>
      <text:p text:style-name="P66"><text:span text:style-name="T144">9.1.</text:span><text:span text:style-name="T150">5</text:span><text:span text:style-name="T144">. Capture if the child ha</text:span><text:span text:style-name="T158">s ever had</text:span><text:span text:style-name="T144"> </text:span><text:span text:style-name="T151">jaundice</text:span><text:span text:style-name="T144">. Possible responses are:</text:span></text:p>
      <text:p text:style-name="P178"><text:span text:style-name="T144">9.1.</text:span><text:span text:style-name="T150">5</text:span><text:span text:style-name="T144">.1. Yes</text:span></text:p>
      <text:p text:style-name="P179"><text:span text:style-name="T144">9.1.</text:span><text:span text:style-name="T150">5</text:span><text:span text:style-name="T144">.2. No</text:span></text:p>
      <text:p text:style-name="P66"><text:span text:style-name="T144">9.1.</text:span><text:span text:style-name="T152">6</text:span><text:span text:style-name="T144">. Capture if the child ha</text:span><text:span text:style-name="T158">s ever had</text:span><text:span text:style-name="T144"> </text:span><text:span text:style-name="T154">mental disorder</text:span><text:span text:style-name="T144">. Possible responses are:</text:span></text:p>
      <text:p text:style-name="P179"><text:span text:style-name="T144">9.1.</text:span><text:span text:style-name="T152">6</text:span><text:span text:style-name="T144">.1. Yes</text:span></text:p>
      <text:p text:style-name="P180"><text:span text:style-name="T144">9.1.</text:span><text:span text:style-name="T152">6</text:span><text:span text:style-name="T144">.2. No</text:span></text:p>
      <text:p text:style-name="P66"><text:span text:style-name="T144">9.1.</text:span><text:span text:style-name="T155">7</text:span><text:span text:style-name="T144">. Capture if the child ha</text:span><text:span text:style-name="T158">s ever had</text:span><text:span text:style-name="T144"> </text:span><text:span text:style-name="T156">pneumonia</text:span><text:span text:style-name="T144">. Possible responses are:</text:span></text:p>
      <text:p text:style-name="P180"><text:span text:style-name="T144">9.1.</text:span><text:span text:style-name="T155">7</text:span><text:span text:style-name="T144">.1. Yes</text:span></text:p>
      <text:p text:style-name="P181"><text:span text:style-name="T144">9.1.</text:span><text:span text:style-name="T155">7</text:span><text:span text:style-name="T144">.2. No</text:span></text:p>
      <text:p text:style-name="P67"><text:span text:style-name="T144">9.1.</text:span><text:span text:style-name="T157">8</text:span><text:span text:style-name="T144">. Capture if the child ha</text:span><text:span text:style-name="T158">s ever had</text:span><text:span text:style-name="T144"> </text:span><text:span text:style-name="T159">sickle cell </text:span><text:span text:style-name="T160">anemia.</text:span><text:span text:style-name="T144"> Possible responses <text:tab/>are:</text:span></text:p>
      <text:p text:style-name="P181"><text:span text:style-name="T144">9.1.</text:span><text:span text:style-name="T157">8</text:span><text:span text:style-name="T144">.1. Yes</text:span></text:p>
      <text:p text:style-name="P182"><text:span text:style-name="T144">9.1.</text:span><text:span text:style-name="T157">8</text:span><text:span text:style-name="T144">.2. No</text:span></text:p>
      <text:p text:style-name="P68"><text:span text:style-name="T144">9.1.</text:span><text:span text:style-name="T161">9</text:span><text:span text:style-name="T144">. Capture if the child ha</text:span><text:span text:style-name="T158">s ever had</text:span><text:span text:style-name="T144"> </text:span><text:span text:style-name="T162">sexually transmitted infections</text:span><text:span text:style-name="T160">.</text:span><text:span text:style-name="T144"> Possible </text:span><text:span text:style-name="T144"><text:tab/>responses <text:tab/>are:</text:span></text:p>
      <text:p text:style-name="P182"><text:span text:style-name="T144">9.1.</text:span><text:span text:style-name="T161">9</text:span><text:span text:style-name="T144">.1. Yes</text:span></text:p>
      <text:p text:style-name="P183"><text:span text:style-name="T144">9.1.</text:span><text:span text:style-name="T161">9</text:span><text:span text:style-name="T144">.2. No</text:span></text:p>
      <text:p text:style-name="P69"><text:soft-page-break/><text:span text:style-name="T144">9.1.</text:span><text:span text:style-name="T163">10</text:span><text:span text:style-name="T144">. Capture if the child ha</text:span><text:span text:style-name="T158">s ever had</text:span><text:span text:style-name="T144"> </text:span><text:span text:style-name="T164">tuberculosis</text:span><text:span text:style-name="T160">.</text:span><text:span text:style-name="T144"> Possible responses <text:tab/>are:</text:span></text:p>
      <text:p text:style-name="P183"><text:span text:style-name="T144">9.1.</text:span><text:span text:style-name="T163">10</text:span><text:span text:style-name="T144">.1. Yes</text:span></text:p>
      <text:p text:style-name="P184"><text:span text:style-name="T144">9.1.</text:span><text:span text:style-name="T163">10</text:span><text:span text:style-name="T144">.2. No</text:span></text:p>
      <text:p text:style-name="P70"><text:span text:style-name="T144">9.1.</text:span><text:span text:style-name="T165">11</text:span><text:span text:style-name="T144">. Capture if the child ha</text:span><text:span text:style-name="T158">s ever had</text:span><text:span text:style-name="T144"> </text:span><text:span text:style-name="T165">any other complications</text:span><text:span text:style-name="T160">.</text:span><text:span text:style-name="T144"> Possible <text:tab/>responses are:</text:span></text:p>
      <text:p text:style-name="P184"><text:span text:style-name="T144">9.1.</text:span><text:span text:style-name="T165">11</text:span><text:span text:style-name="T144">.1. Yes</text:span></text:p>
      <text:p text:style-name="P210">9.1.11.1.1. If the child has ever had any other complications, <text:tab/>capture the specific of the complication</text:p>
      <text:p text:style-name="P184"><text:span text:style-name="T144">9.1.</text:span><text:span text:style-name="T165">11</text:span><text:span text:style-name="T144">.2. No</text:span></text:p>
      <text:p text:style-name="P22"/>
      <text:list xml:id="list1121227890" text:continue-numbering="true" text:style-name="L1">
        <text:list-item>
          <text:p text:style-name="P239">Past surgical history</text:p>
        </text:list-item>
      </text:list>
      <text:p text:style-name="P23">10.1. Find out if the child has ever had any surgical procedures done. Possible <text:tab/>responses are:</text:p>
      <text:p text:style-name="P80">10.1.1. No</text:p>
      <text:p text:style-name="P80">10.1.2. Yes</text:p>
      <text:p text:style-name="P185"><text:span text:style-name="T166">10.1.2.1. If surgical procedures ever done, capture details of up to </text:span><text:span text:style-name="T167">5</text:span><text:span text:style-name="T166"> of <text:tab/>those cases as follows:</text:span></text:p>
      <text:p text:style-name="P211">10.1.2.1.1. Capture diagnosis</text:p>
      <text:p text:style-name="P211">10.1.2.1.2. Capture date of diagnosis</text:p>
      <text:p text:style-name="P24"/>
      <text:list xml:id="list1331030741" text:continue-numbering="true" text:style-name="L1">
        <text:list-item>
          <text:p text:style-name="P240">Under 5 visit</text:p>
        </text:list-item>
      </text:list>
      <text:p text:style-name="P14"><text:span text:style-name="T168">11.1. </text:span><text:span text:style-name="T169">On each regular child under 5 visit, capture the following details:</text:span></text:p>
      <text:p text:style-name="P81">11.1.1. Ask if there are any diagnoses to be captured. Possible responses are:</text:p>
      <text:p text:style-name="P197">11.1.1.1. No</text:p>
      <text:p text:style-name="P197">11.1.1.2. Yes</text:p>
      <text:p text:style-name="P212">11.1.1.2.1. If there are diagnoses to capture, for up to 10 <text:tab/>instances:</text:p>
      <text:p text:style-name="P216">11.1.1.2.1.1. Provide a list of diagnoses to be selected from</text:p>
      <text:p text:style-name="P82">11.1.2. Ask if there are any LAB records to be captured. Possible responses are:</text:p>
      <text:p text:style-name="P198">11.1.2.1. No</text:p>
      <text:p text:style-name="P198">11.1.2.2. Yes</text:p>
      <text:p text:style-name="P213">11.1.2.2.1. If there are LAB results to capture, for up to 10 <text:tab/>instances if required:</text:p>
      <text:p text:style-name="P217">11.1.2.2.1.1. Capture LAB test done</text:p>
      <text:p text:style-name="P218">11.1.2.2.1.2. Capture result for test</text:p>
      <text:p text:style-name="P35"><text:span text:style-name="T169">11.1.</text:span><text:span text:style-name="T170">3</text:span><text:span text:style-name="T169">. Ask if there are any </text:span><text:span text:style-name="T170">treatments</text:span><text:span text:style-name="T169"> to be captured. Possible responses are:</text:span></text:p>
      <text:p text:style-name="P148"><text:span text:style-name="T169">11.1.</text:span><text:span text:style-name="T172">3</text:span><text:span text:style-name="T169">.1. No</text:span></text:p>
      <text:p text:style-name="P148"><text:span text:style-name="T169">11.1.</text:span><text:span text:style-name="T172">3</text:span><text:span text:style-name="T169">.2. Yes</text:span></text:p>
      <text:p text:style-name="P199"><text:span text:style-name="T169">11.1.</text:span><text:span text:style-name="T172">3</text:span><text:span text:style-name="T169">.2.1. </text:span><text:span text:style-name="T171">Capture any treatments as necessary</text:span></text:p>
      <text:p text:style-name="P36"><text:span text:style-name="T169">11.1.</text:span><text:span text:style-name="T173">4</text:span><text:span text:style-name="T169">. Ask if there are any </text:span><text:span text:style-name="T173">other notes</text:span><text:span text:style-name="T169"> to be captured. Possible responses are:</text:span></text:p>
      <text:p text:style-name="P149"><text:span text:style-name="T169">11.1.</text:span><text:span text:style-name="T173">4</text:span><text:span text:style-name="T169">.1. No</text:span></text:p>
      <text:p text:style-name="P149"><text:span text:style-name="T169">11.1.</text:span><text:span text:style-name="T173">4</text:span><text:span text:style-name="T169">.2. Yes</text:span></text:p>
      <text:p text:style-name="P199"><text:span text:style-name="T169">11.1.</text:span><text:span text:style-name="T173">4</text:span><text:span text:style-name="T169">.2.1. </text:span><text:span text:style-name="T171">Capture any </text:span><text:span text:style-name="T174">other</text:span><text:span text:style-name="T171"> </text:span><text:span text:style-name="T174">notes</text:span><text:span text:style-name="T171"> as necessary</text:span></text:p>
      <text:p text:style-name="P37"><text:span text:style-name="T175">11.</text:span><text:span text:style-name="T176">1.5</text:span><text:span text:style-name="T175">. Capture child height</text:span></text:p>
      <text:p text:style-name="P37"><text:span text:style-name="T175">11.</text:span><text:span text:style-name="T176">1.6</text:span><text:span text:style-name="T175">. Capture child weight</text:span></text:p>
      <text:p text:style-name="P82"/>
      <text:p text:style-name="P82"/>
      <text:p text:style-name="P10"/>
      <text:p text:style-name="P10"><text:soft-page-break/></text:p>
      <text:p text:style-name="P10"/>
      <text:p text:style-name="P136"><text:s text:c="4"/></text:p>
      <text:list xml:id="list1282619284" text:continue-numbering="true" text:style-name="L1">
        <text:list-header>
          <text:p text:style-name="P230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imwemwe Kachaje</meta:initial-creator>
    <meta:creation-date>2012-11-29T09:40:42</meta:creation-date>
    <dc:date>2013-01-11T11:44:26</dc:date>
    <dc:creator>Chimwemwe Kachaje</dc:creator>
    <meta:editing-duration>PT7H28M28S</meta:editing-duration>
    <meta:editing-cycles>242</meta:editing-cycles>
    <meta:generator>LibreOffice/3.6$Linux_X86_64 LibreOffice_project/360m1$Build-2</meta:generator>
    <meta:document-statistic meta:table-count="0" meta:image-count="0" meta:object-count="0" meta:page-count="10" meta:paragraph-count="339" meta:word-count="2198" meta:character-count="13543" meta:non-whitespace-character-count="11684"/>
  </office:meta>
</office:document-meta>
</file>